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28e9730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Times New Roman" officeooo:paragraph-rsid="0339906c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Times New Roman" fo:font-size="11pt" officeooo:paragraph-rsid="0339906c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311b887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1d185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342e0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508d3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1pt" officeooo:paragraph-rsid="02fc26cc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e953aa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5939d9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2d326a6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23e00b9" style:font-size-asian="11pt" style:font-size-complex="11pt"/>
    </style:style>
    <style:style style:name="P2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e9a8a8" officeooo:paragraph-rsid="02e9a8a8" style:font-size-asian="11pt" style:font-size-complex="11pt"/>
    </style:style>
    <style:style style:name="P24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2e953a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32c038" officeooo:paragraph-rsid="0332c038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c16026" officeooo:paragraph-rsid="03c1602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e953aa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paragraph-rsid="014a1595" style:font-size-asian="11pt" style:font-size-complex="11pt"/>
    </style:style>
    <style:style style:name="P29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officeooo:paragraph-rsid="02e953aa" style:font-size-asian="11pt" style:font-size-complex="11pt"/>
    </style:style>
    <style:style style:name="P30" style:family="paragraph" style:parent-style-name="Text_20_body">
      <style:paragraph-properties fo:margin-top="0in" fo:margin-bottom="0in" loext:contextual-spacing="false" fo:line-height="100%" style:writing-mode="lr-tb"/>
      <style:text-properties fo:font-size="11pt" officeooo:paragraph-rsid="0357780d" style:font-size-asian="11pt" style:font-size-complex="11pt"/>
    </style:style>
    <style:style style:name="P31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9f59e4" style:font-size-asian="11pt" style:font-size-complex="11pt"/>
    </style:style>
    <style:style style:name="P32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97bf01" style:font-size-asian="11pt" style:font-size-complex="11pt"/>
    </style:style>
    <style:style style:name="P33" style:family="paragraph" style:parent-style-name="Standard">
      <style:paragraph-properties fo:margin-top="0in" fo:margin-bottom="0.0201in" loext:contextual-spacing="false" fo:line-height="100%"/>
      <style:text-properties style:font-name="Times New Roman" fo:font-size="11pt" style:text-underline-style="solid" style:text-underline-width="auto" style:text-underline-color="font-color" fo:font-weight="normal" officeooo:rsid="02db838a" officeooo:paragraph-rsid="02db838a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in" fo:margin-bottom="0.0201in" loext:contextual-spacing="false" fo:line-height="100%"/>
      <style:text-properties style:font-name="Times New Roman" fo:font-size="11pt" officeooo:paragraph-rsid="02db99b2" style:font-size-asian="11pt" style:font-size-complex="11pt"/>
    </style:style>
    <style:style style:name="P35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37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38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top="0.0799in" fo:margin-bottom="0in" loext:contextual-spacing="false" fo:line-height="100%"/>
      <style:text-properties fo:color="#000000" style:font-name="Times New Roman" fo:font-size="11pt" fo:letter-spacing="0.002in" fo:language="en" fo:country="GB" fo:font-style="normal" style:text-underline-style="none" fo:font-weight="bold" officeooo:rsid="029d64b6" officeooo:paragraph-rsid="02e1d185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40" style:family="paragraph" style:parent-style-name="Standard">
      <style:paragraph-properties fo:margin-top="0.0799in" fo:margin-bottom="0in" loext:contextual-spacing="false" style:writing-mode="lr-tb"/>
      <style:text-properties style:font-name="Times New Roman" fo:font-size="11pt" fo:font-weight="bold" officeooo:paragraph-rsid="025566a1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1291b" style:font-size-asian="11pt" style:font-size-complex="11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270ec" style:font-size-asian="11pt" style:font-size-complex="11pt"/>
    </style:style>
    <style:style style:name="P43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5fd2b4" style:font-size-asian="11pt" style:font-size-complex="11pt"/>
    </style:style>
    <style:style style:name="P44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270ec" style:font-size-asian="11pt" style:font-size-complex="11pt"/>
    </style:style>
    <style:style style:name="P45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0c4b36" style:font-size-asian="11pt" style:font-size-complex="11pt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e953aa" style:font-size-asian="11pt" style:font-size-complex="11pt"/>
    </style:style>
    <style:style style:name="P47" style:family="paragraph" style:parent-style-name="Standard">
      <style:paragraph-properties fo:margin-top="0.0201in" fo:margin-bottom="0in" loext:contextual-spacing="false" fo:line-height="100%" style:writing-mode="lr-tb"/>
      <style:text-properties style:font-name="Times New Roman" fo:font-size="11pt" fo:font-weight="bold" officeooo:paragraph-rsid="02e953aa" style:font-size-asian="11pt" style:font-weight-asian="bold" style:font-size-complex="11pt" style:font-weight-complex="bold"/>
    </style:style>
    <style:style style:name="P48" style:family="paragraph" style:parent-style-name="Standard" style:list-style-name="RTF_5f_Num_20_3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464c07" style:font-size-asian="11pt" style:font-size-complex="11pt"/>
    </style:style>
    <style:style style:name="P49" style:family="paragraph" style:parent-style-name="Standard" style:list-style-name="RTF_5f_Num_20_3">
      <style:paragraph-properties fo:margin-top="0in" fo:margin-bottom="0.0201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2f6f7a7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0" style:family="paragraph" style:parent-style-name="Standard" style:list-style-name="RTF_5f_Num_20_3">
      <style:paragraph-properties fo:margin-top="0in" fo:margin-bottom="0.0201in" loext:contextual-spacing="false" fo:line-height="100%" style:writing-mode="lr-tb"/>
      <style:text-properties fo:font-size="11pt" officeooo:paragraph-rsid="03009f3d" style:font-size-asian="11pt" style:font-size-complex="11pt"/>
    </style:style>
    <style:style style:name="P51" style:family="paragraph" style:parent-style-name="Standard" style:list-style-name="RTF_5f_Num_20_3">
      <style:paragraph-properties fo:margin-top="0.0598in" fo:margin-bottom="0in" loext:contextual-spacing="false" fo:line-height="100%"/>
      <style:text-properties fo:font-size="11pt" officeooo:paragraph-rsid="02e508d3" style:font-size-asian="11pt" style:font-size-complex="11pt"/>
    </style:style>
    <style:style style:name="P52" style:family="paragraph" style:parent-style-name="Standard" style:list-style-name="RTF_5f_Num_20_3">
      <style:paragraph-properties fo:margin-top="0.0598in" fo:margin-bottom="0in" loext:contextual-spacing="false" fo:line-height="100%"/>
      <style:text-properties fo:font-size="11pt" officeooo:paragraph-rsid="02f6f7a7" style:font-size-asian="11pt" style:font-size-complex="11pt"/>
    </style:style>
    <style:style style:name="P5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rsid="032c2703" officeooo:paragraph-rsid="032c2703" style:font-size-asian="11pt" style:font-size-complex="11pt"/>
    </style:style>
    <style:style style:name="P5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74d52c" style:font-size-asian="11pt" style:font-size-complex="11pt"/>
    </style:style>
    <style:style style:name="P5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5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722a05" style:font-size-asian="11pt" style:font-size-complex="11pt"/>
    </style:style>
    <style:style style:name="P57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948908" style:font-size-asian="11pt" style:font-size-complex="11pt"/>
    </style:style>
    <style:style style:name="P58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145a4" style:font-size-asian="11pt" style:font-size-complex="11pt"/>
    </style:style>
    <style:style style:name="P59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9196ee" style:font-size-asian="11pt" style:font-size-complex="11pt"/>
    </style:style>
    <style:style style:name="P60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1f399f" style:font-size-asian="11pt" style:font-size-complex="11pt"/>
    </style:style>
    <style:style style:name="P61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f6f7a7" style:font-size-asian="11pt" style:font-size-complex="11pt"/>
    </style:style>
    <style:style style:name="P62" style:family="paragraph" style:parent-style-name="Standard" style:list-style-name="RTF_5f_Num_20_3">
      <style:paragraph-properties fo:margin-top="0in" fo:margin-bottom="0in" loext:contextual-spacing="false" fo:line-height="100%">
        <style:tab-stops>
          <style:tab-stop style:position="2.6201in"/>
        </style:tab-stops>
      </style:paragraph-properties>
      <style:text-properties fo:font-size="11pt" officeooo:paragraph-rsid="0321ce88" style:font-size-asian="11pt" style:font-size-complex="11pt"/>
    </style:style>
    <style:style style:name="P6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fo:font-weight="normal" officeooo:rsid="02fb6c89" officeooo:paragraph-rsid="02fb6c89" style:font-size-asian="11pt" style:font-weight-asian="normal" style:font-size-complex="11pt" style:font-weight-complex="normal"/>
    </style:style>
    <style:style style:name="P6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fo:font-weight="normal" officeooo:rsid="02eb9f10" officeooo:paragraph-rsid="03172e21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32f2e6" officeooo:paragraph-rsid="0332f2e6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d0227d" officeooo:paragraph-rsid="03d0227d" style:font-size-asian="11pt" style:font-weight-asian="normal" style:font-size-complex="11pt" style:font-weight-complex="normal"/>
    </style:style>
    <style:style style:name="P67" style:family="paragraph" style:parent-style-name="Text_20_body" style:list-style-name="RTF_5f_Num_20_3">
      <style:paragraph-properties fo:margin-top="0in" fo:margin-bottom="0in" loext:contextual-spacing="false" fo:line-height="100%"/>
      <style:text-properties fo:font-size="11pt" officeooo:paragraph-rsid="0318dbbb" style:font-size-asian="11pt" style:font-size-complex="11pt"/>
    </style:style>
    <style:style style:name="P68" style:family="paragraph" style:parent-style-name="Text_20_body" style:list-style-name="RTF_5f_Num_20_3">
      <style:paragraph-properties fo:margin-top="0in" fo:margin-bottom="0in" loext:contextual-spacing="false" fo:line-height="100%"/>
      <style:text-properties style:font-name="Times New Roman" fo:font-size="11pt" officeooo:paragraph-rsid="03172e21" style:font-size-asian="11pt" style:font-size-complex="11pt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34ff2f0" style:font-style-asian="normal" style:font-style-complex="normal"/>
    </style:style>
    <style:style style:name="T4" style:family="text">
      <style:text-properties fo:color="#666666" style:font-name="Times New Roman" fo:font-style="normal" officeooo:rsid="02661ff3" style:font-style-asian="normal" style:font-style-complex="normal"/>
    </style:style>
    <style:style style:name="T5" style:family="text">
      <style:text-properties fo:color="#666666" style:font-name="Times New Roman" fo:font-style="normal" officeooo:rsid="08d7613b" style:font-style-asian="normal" style:font-style-complex="normal"/>
    </style:style>
    <style:style style:name="T6" style:family="text">
      <style:text-properties fo:color="#666666" style:font-name="Times New Roman" fo:font-style="normal" officeooo:rsid="033533e6" style:font-style-asian="normal" style:font-style-complex="normal"/>
    </style:style>
    <style:style style:name="T7" style:family="text">
      <style:text-properties fo:color="#666666" style:font-name="Times New Roman" fo:font-style="normal" officeooo:rsid="03cb5ff8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29ed390" style:font-name-asian="TimesNewRomanPSMT" style:font-weight-asian="bold" style:font-name-complex="TimesNewRomanPSMT" style:font-weight-complex="bold"/>
    </style:style>
    <style:style style:name="T10" style:family="text">
      <style:text-properties fo:letter-spacing="0.002in"/>
    </style:style>
    <style:style style:name="T11" style:family="text">
      <style:text-properties fo:letter-spacing="0.002in" officeooo:rsid="04b0de13"/>
    </style:style>
    <style:style style:name="T12" style:family="text">
      <style:text-properties fo:letter-spacing="0.002in" style:text-underline-style="solid" style:text-underline-width="auto" style:text-underline-color="font-color"/>
    </style:style>
    <style:style style:name="T13" style:family="text">
      <style:text-properties fo:letter-spacing="0.002in" officeooo:rsid="015f885d"/>
    </style:style>
    <style:style style:name="T14" style:family="text">
      <style:text-properties fo:letter-spacing="0.002in" officeooo:rsid="023ac0bd"/>
    </style:style>
    <style:style style:name="T15" style:family="text">
      <style:text-properties fo:letter-spacing="0.002in" officeooo:rsid="02c940cf"/>
    </style:style>
    <style:style style:name="T16" style:family="text">
      <style:text-properties fo:letter-spacing="0.002in" officeooo:rsid="02cb3464"/>
    </style:style>
    <style:style style:name="T17" style:family="text">
      <style:text-properties style:text-position="super 58%" fo:letter-spacing="0.002in" officeooo:rsid="015f885d"/>
    </style:style>
    <style:style style:name="T18" style:family="text">
      <style:text-properties fo:language="en" fo:country="GB"/>
    </style:style>
    <style:style style:name="T19" style:family="text">
      <style:text-properties fo:language="en" fo:country="GB" style:text-underline-style="none"/>
    </style:style>
    <style:style style:name="T20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22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23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24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25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26" style:family="text">
      <style:text-properties fo:language="en" fo:country="GB" style:text-underline-style="none" fo:font-weight="normal" officeooo:rsid="0221051a" style:font-weight-asian="normal" style:font-weight-complex="normal"/>
    </style:style>
    <style:style style:name="T27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28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29" style:family="text">
      <style:text-properties fo:language="en" fo:country="GB" style:text-underline-style="none" fo:font-weight="normal" officeooo:rsid="02dc73ff" style:font-weight-asian="normal" style:font-weight-complex="normal"/>
    </style:style>
    <style:style style:name="T30" style:family="text">
      <style:text-properties fo:language="en" fo:country="GB" style:text-underline-style="none" fo:font-weight="normal" officeooo:rsid="02dda057" style:font-weight-asian="normal" style:font-weight-complex="normal"/>
    </style:style>
    <style:style style:name="T31" style:family="text">
      <style:text-properties fo:language="en" fo:country="GB" style:text-underline-style="none" fo:font-weight="normal" officeooo:rsid="034122c5" style:font-weight-asian="normal" style:font-weight-complex="normal"/>
    </style:style>
    <style:style style:name="T32" style:family="text">
      <style:text-properties fo:language="en" fo:country="GB" style:text-underline-style="none" fo:font-weight="normal" officeooo:rsid="03446231" style:font-weight-asian="normal" style:font-weight-complex="normal"/>
    </style:style>
    <style:style style:name="T33" style:family="text">
      <style:text-properties fo:language="en" fo:country="GB" style:text-underline-style="none" fo:font-weight="normal" officeooo:rsid="0365ea0e" style:font-weight-asian="normal" style:font-weight-complex="normal"/>
    </style:style>
    <style:style style:name="T34" style:family="text">
      <style:text-properties fo:language="en" fo:country="GB" style:text-underline-style="none" fo:font-weight="normal" officeooo:rsid="0369b0df" style:font-weight-asian="normal" style:font-weight-complex="normal"/>
    </style:style>
    <style:style style:name="T35" style:family="text">
      <style:text-properties fo:language="en" fo:country="GB" style:text-underline-style="none" fo:font-weight="normal" officeooo:rsid="03a5e33c" style:font-weight-asian="normal" style:font-weight-complex="normal"/>
    </style:style>
    <style:style style:name="T36" style:family="text">
      <style:text-properties fo:language="en" fo:country="GB" style:text-underline-style="none" officeooo:rsid="02dc4ac7"/>
    </style:style>
    <style:style style:name="T37" style:family="text">
      <style:text-properties fo:language="en" fo:country="GB" style:text-underline-style="none" officeooo:rsid="03648101"/>
    </style:style>
    <style:style style:name="T38" style:family="text">
      <style:text-properties fo:language="en" fo:country="GB" style:text-underline-style="none" officeooo:rsid="0364d6d2"/>
    </style:style>
    <style:style style:name="T39" style:family="text">
      <style:text-properties fo:language="en" fo:country="GB" style:text-underline-style="none" officeooo:rsid="03a417de"/>
    </style:style>
    <style:style style:name="T40" style:family="text">
      <style:text-properties fo:language="en" fo:country="GB" style:text-underline-style="none" officeooo:rsid="03ce730d"/>
    </style:style>
    <style:style style:name="T41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42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43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4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45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46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47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48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49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50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51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52" style:family="text">
      <style:text-properties fo:language="en" fo:country="GB" fo:font-style="normal" style:text-underline-style="none" fo:font-weight="normal" officeooo:rsid="025c5415" style:font-style-asian="normal" style:font-weight-asian="normal" style:font-name-complex="Calibri" style:font-style-complex="italic" style:font-weight-complex="normal"/>
    </style:style>
    <style:style style:name="T53" style:family="text">
      <style:text-properties fo:language="en" fo:country="GB" fo:font-style="normal" style:text-underline-style="none" fo:font-weight="normal" officeooo:rsid="027bed80" style:font-style-asian="normal" style:font-weight-asian="normal" style:font-name-complex="Calibri" style:font-style-complex="italic" style:font-weight-complex="normal"/>
    </style:style>
    <style:style style:name="T54" style:family="text">
      <style:text-properties fo:language="en" fo:country="GB" fo:font-style="normal" style:text-underline-style="none" fo:font-weight="normal" officeooo:rsid="02991229" style:font-style-asian="normal" style:font-weight-asian="normal" style:font-name-complex="Calibri" style:font-style-complex="italic" style:font-weight-complex="normal"/>
    </style:style>
    <style:style style:name="T55" style:family="text">
      <style:text-properties fo:language="en" fo:country="GB" fo:font-style="normal" style:text-underline-style="none" fo:font-weight="normal" officeooo:rsid="0369ba56" style:font-style-asian="normal" style:font-weight-asian="normal" style:font-name-complex="Calibri" style:font-style-complex="italic" style:font-weight-complex="normal"/>
    </style:style>
    <style:style style:name="T56" style:family="text">
      <style:text-properties fo:language="en" fo:country="GB" fo:font-style="normal" style:text-underline-style="none" fo:font-weight="normal" officeooo:rsid="03a6aba4" style:font-style-asian="normal" style:font-weight-asian="normal" style:font-name-complex="Calibri" style:font-style-complex="italic" style:font-weight-complex="normal"/>
    </style:style>
    <style:style style:name="T57" style:family="text">
      <style:text-properties fo:language="en" fo:country="GB" fo:font-style="normal" style:text-underline-style="none" fo:font-weight="normal" officeooo:rsid="0b980b6d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fo:language="en" fo:country="GB" fo:font-style="normal" style:text-underline-style="none" fo:font-weight="normal" officeooo:rsid="00c215c9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59" style:family="text">
      <style:text-properties fo:language="en" fo:country="GB" fo:font-style="normal" style:text-underline-style="none" fo:font-weight="normal" officeooo:rsid="02f533e8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60" style:family="text">
      <style:text-properties fo:language="en" fo:country="GB" fo:font-style="normal" style:text-underline-style="none" fo:font-weight="normal" officeooo:rsid="0302339b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61" style:family="text">
      <style:text-properties fo:language="en" fo:country="GB" fo:font-style="normal" style:text-underline-style="none" fo:font-weight="normal" officeooo:rsid="0389be66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62" style:family="text">
      <style:text-properties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63" style:family="text">
      <style:text-properties fo:language="en" fo:country="GB" fo:font-style="normal" style:text-underline-style="none" fo:font-weight="normal" officeooo:rsid="038bb99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64" style:family="text">
      <style:text-properties fo:language="en" fo:country="GB" style:text-underline-style="solid" style:text-underline-width="auto" style:text-underline-color="font-color" fo:font-weight="normal" officeooo:rsid="02db838a" style:font-weight-asian="normal" style:font-weight-complex="normal"/>
    </style:style>
    <style:style style:name="T65" style:family="text">
      <style:text-properties fo:language="en" fo:country="GB" style:text-underline-style="solid" style:text-underline-width="auto" style:text-underline-color="font-color" fo:font-weight="normal" officeooo:rsid="02db99b2" style:font-weight-asian="normal" style:font-weight-complex="normal"/>
    </style:style>
    <style:style style:name="T66" style:family="text">
      <style:text-properties fo:language="en" fo:country="GB" officeooo:rsid="029d64b6"/>
    </style:style>
    <style:style style:name="T67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68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69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70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71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72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73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74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75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76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77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78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79" style:family="text">
      <style:text-properties fo:color="#000000" fo:language="en" fo:country="GB" fo:font-style="normal" style:text-underline-style="none" fo:font-weight="normal" officeooo:rsid="02b056ae" style:font-style-asian="normal" style:font-weight-asian="normal" style:font-style-complex="normal" style:font-weight-complex="normal"/>
    </style:style>
    <style:style style:name="T80" style:family="text">
      <style:text-properties fo:color="#000000" fo:language="en" fo:country="GB" fo:font-style="normal" style:text-underline-style="none" fo:font-weight="normal" officeooo:rsid="02e1d185" style:font-style-asian="normal" style:font-weight-asian="normal" style:font-style-complex="normal" style:font-weight-complex="normal"/>
    </style:style>
    <style:style style:name="T81" style:family="text">
      <style:text-properties fo:color="#000000" fo:language="en" fo:country="GB" fo:font-style="normal" style:text-underline-style="none" fo:font-weight="normal" officeooo:rsid="00afb7d3" style:font-style-asian="normal" style:font-weight-asian="normal" style:font-style-complex="normal" style:font-weight-complex="normal"/>
    </style:style>
    <style:style style:name="T82" style:family="text">
      <style:text-properties fo:color="#000000" fo:language="en" fo:country="GB" fo:font-style="normal" style:text-underline-style="none" fo:font-weight="normal" officeooo:rsid="066818f6" style:font-style-asian="normal" style:font-weight-asian="normal" style:font-style-complex="normal" style:font-weight-complex="normal"/>
    </style:style>
    <style:style style:name="T83" style:family="text">
      <style:text-properties fo:color="#000000" fo:language="en" fo:country="GB" fo:font-style="normal" style:text-underline-style="none" fo:font-weight="normal" officeooo:rsid="06695675" style:font-style-asian="normal" style:font-weight-asian="normal" style:font-style-complex="normal" style:font-weight-complex="normal"/>
    </style:style>
    <style:style style:name="T84" style:family="text">
      <style:text-properties fo:color="#000000" fo:language="en" fo:country="GB" fo:font-style="normal" style:text-underline-style="none" fo:font-weight="normal" officeooo:rsid="02e342e0" style:font-style-asian="normal" style:font-weight-asian="normal" style:font-style-complex="normal" style:font-weight-complex="normal"/>
    </style:style>
    <style:style style:name="T85" style:family="text">
      <style:text-properties fo:color="#000000" fo:language="en" fo:country="GB" fo:font-style="normal" style:text-underline-style="none" fo:font-weight="normal" officeooo:rsid="02e508d3" style:font-style-asian="normal" style:font-weight-asian="normal" style:font-style-complex="normal" style:font-weight-complex="normal"/>
    </style:style>
    <style:style style:name="T86" style:family="text">
      <style:text-properties fo:color="#000000" fo:language="en" fo:country="GB"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87" style:family="text">
      <style:text-properties fo:color="#000000" fo:language="en" fo:country="GB"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88" style:family="text">
      <style:text-properties fo:color="#000000" fo:language="en" fo:country="GB"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89" style:family="text">
      <style:text-properties fo:color="#000000" fo:language="en" fo:country="GB"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90" style:family="text">
      <style:text-properties fo:color="#000000" fo:language="en" fo:country="GB"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91" style:family="text">
      <style:text-properties fo:color="#000000" fo:language="en" fo:country="GB" fo:font-style="normal" style:text-underline-style="none" fo:font-weight="normal" officeooo:rsid="02e1d185" style:font-style-asian="normal" style:font-weight-asian="normal" style:font-name-complex="Calibri" style:font-style-complex="normal" style:font-weight-complex="normal"/>
    </style:style>
    <style:style style:name="T92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96" style:family="text">
      <style:text-properties fo:color="#000000" fo:language="en" fo:country="GB" fo:font-style="normal" style:text-underline-style="none" fo:font-weight="normal" officeooo:rsid="0313f084" style:font-name-asian="TimesNewRomanPSMT" style:font-style-asian="normal" style:font-weight-asian="normal" style:font-name-complex="Times New Roman" style:font-style-complex="normal" style:font-weight-complex="normal"/>
    </style:style>
    <style:style style:name="T97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98" style:family="text">
      <style:text-properties fo:color="#000000" fo:language="en" fo:country="GB" fo:font-style="normal" style:text-underline-style="none" fo:font-weight="normal" officeooo:rsid="0313f084" style:font-name-asian="TimesNewRomanPSMT" style:font-style-asian="normal" style:font-weight-asian="normal" style:font-name-complex="TimesNewRomanPSMT" style:font-style-complex="normal" style:font-weight-complex="normal"/>
    </style:style>
    <style:style style:name="T99" style:family="text">
      <style:text-properties fo:color="#000000" fo:letter-spacing="0.002in" fo:language="en" fo:country="GB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0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101" style:family="text">
      <style:text-properties fo:color="#000000" fo:letter-spacing="0.002in" fo:language="en" fo:country="GB" fo:font-style="normal" style:text-underline-style="none" fo:font-weight="normal" officeooo:rsid="012bb839" style:font-style-asian="normal" style:font-weight-asian="normal" style:font-name-complex="Times New Roman" style:font-style-complex="normal" style:font-weight-complex="normal"/>
    </style:style>
    <style:style style:name="T102" style:family="text">
      <style:text-properties fo:color="#000000" fo:letter-spacing="0.002in" fo:language="en" fo:country="GB" fo:font-style="normal" style:text-underline-style="none" fo:font-weight="normal" officeooo:rsid="0f2aaccc" style:font-style-asian="normal" style:font-weight-asian="normal" style:font-name-complex="Times New Roman" style:font-style-complex="normal" style:font-weight-complex="normal"/>
    </style:style>
    <style:style style:name="T103" style:family="text">
      <style:text-properties fo:color="#000000" fo:letter-spacing="0.002in" fo:language="en" fo:country="GB" fo:font-style="normal" style:text-underline-style="none" fo:font-weight="normal" officeooo:rsid="02e1d185" style:font-style-asian="normal" style:font-weight-asian="normal" style:font-name-complex="Times New Roman" style:font-style-complex="normal" style:font-weight-complex="normal"/>
    </style:style>
    <style:style style:name="T104" style:family="text">
      <style:text-properties fo:color="#000000" fo:letter-spacing="0.002in" fo:language="en" fo:country="GB" fo:font-style="normal" style:text-underline-style="none" fo:font-weight="normal" officeooo:rsid="02e342e0" style:font-style-asian="normal" style:font-weight-asian="normal" style:font-name-complex="Times New Roman" style:font-style-complex="normal" style:font-weight-complex="normal"/>
    </style:style>
    <style:style style:name="T105" style:family="text">
      <style:text-properties fo:color="#000000" fo:letter-spacing="0.002in" fo:language="en" fo:country="GB" fo:font-style="normal" style:text-underline-style="none" fo:font-weight="normal" officeooo:rsid="02ee906e" style:font-style-asian="normal" style:font-weight-asian="normal" style:font-name-complex="Times New Roman" style:font-style-complex="normal" style:font-weight-complex="normal"/>
    </style:style>
    <style:style style:name="T106" style:family="text">
      <style:text-properties fo:color="#000000" fo:letter-spacing="0.002in" fo:language="en" fo:country="GB" fo:font-style="normal" style:text-underline-style="none" fo:font-weight="normal" officeooo:rsid="14a289cb" style:font-style-asian="normal" style:font-weight-asian="normal" style:font-name-complex="Times New Roman" style:font-style-complex="normal" style:font-weight-complex="normal"/>
    </style:style>
    <style:style style:name="T107" style:family="text">
      <style:text-properties fo:color="#000000" fo:letter-spacing="0.002in" fo:language="en" fo:country="GB" fo:font-style="normal" style:text-underline-style="none" fo:font-weight="normal" officeooo:rsid="14a4569f" style:font-style-asian="normal" style:font-weight-asian="normal" style:font-name-complex="Times New Roman" style:font-style-complex="normal" style:font-weight-complex="normal"/>
    </style:style>
    <style:style style:name="T108" style:family="text">
      <style:text-properties fo:color="#000000" fo:letter-spacing="0.002in" fo:language="en" fo:country="GB" fo:font-style="normal" style:text-underline-style="none" fo:font-weight="normal" officeooo:rsid="17635588" style:font-style-asian="normal" style:font-weight-asian="normal" style:font-name-complex="Times New Roman" style:font-style-complex="normal" style:font-weight-complex="normal"/>
    </style:style>
    <style:style style:name="T109" style:family="text">
      <style:text-properties fo:color="#000000" fo:letter-spacing="0.002in" fo:language="en" fo:country="GB" fo:font-style="normal" style:text-underline-style="none" fo:font-weight="normal" officeooo:rsid="036dfb80" style:font-style-asian="normal" style:font-weight-asian="normal" style:font-name-complex="Times New Roman" style:font-style-complex="normal" style:font-weight-complex="normal"/>
    </style:style>
    <style:style style:name="T110" style:family="text">
      <style:text-properties fo:color="#000000" fo:letter-spacing="0.002in" fo:language="en" fo:country="GB" fo:font-style="normal" style:text-underline-style="none" fo:font-weight="normal" officeooo:rsid="03caafc5" style:font-style-asian="normal" style:font-weight-asian="normal" style:font-name-complex="Times New Roman" style:font-style-complex="normal" style:font-weight-complex="normal"/>
    </style:style>
    <style:style style:name="T111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112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113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114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115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116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117" style:family="text">
      <style:text-properties fo:color="#000000" style:font-name="Times New Roman" style:text-underline-style="none" fo:font-weight="normal" officeooo:rsid="0044cfad" style:font-weight-asian="normal" style:font-weight-complex="normal"/>
    </style:style>
    <style:style style:name="T118" style:family="text">
      <style:text-properties fo:color="#000000" style:font-name="Times New Roman" style:text-underline-style="none" fo:font-weight="normal" officeooo:rsid="037195c6" style:font-weight-asian="normal" style:font-weight-complex="normal"/>
    </style:style>
    <style:style style:name="T119" style:family="text">
      <style:text-properties fo:color="#000000" style:font-name="Times New Roman" style:text-underline-style="none" fo:font-weight="normal" officeooo:rsid="03bff6b7" style:font-weight-asian="normal" style:font-weight-complex="normal"/>
    </style:style>
    <style:style style:name="T120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121" style:family="text">
      <style:text-properties fo:color="#000000" style:font-name="Times New Roman" fo:language="en" fo:country="GB" style:text-underline-style="none" fo:font-weight="normal" officeooo:rsid="00a71900" fo:background-color="#ffffff" loext:char-shading-value="0" style:font-weight-asian="normal" style:font-name-complex="Times New Roman" style:font-weight-complex="normal"/>
    </style:style>
    <style:style style:name="T122" style:family="text">
      <style:text-properties fo:color="#000000" style:font-name="Times New Roman" fo:language="en" fo:country="GB" style:text-underline-style="none" fo:font-weight="normal" officeooo:rsid="02ee906e" fo:background-color="#ffffff" loext:char-shading-value="0" style:font-weight-asian="normal" style:font-name-complex="Times New Roman" style:font-weight-complex="normal"/>
    </style:style>
    <style:style style:name="T123" style:family="text">
      <style:text-properties fo:color="#000000" style:font-name="Times New Roman" fo:language="en" fo:country="GB" style:text-underline-style="none" fo:background-color="#ffffff" loext:char-shading-value="0" style:font-name-complex="Times New Roman"/>
    </style:style>
    <style:style style:name="T124" style:family="text">
      <style:text-properties fo:color="#000000" style:font-name="Times New Roman" fo:language="en" fo:country="GB" style:text-underline-style="none" officeooo:rsid="01628ae2" fo:background-color="#ffffff" loext:char-shading-value="0" style:font-name-complex="Times New Roman"/>
    </style:style>
    <style:style style:name="T125" style:family="text">
      <style:text-properties fo:color="#000000" style:font-name="Times New Roman" fo:language="en" fo:country="GB" style:text-underline-style="none" officeooo:rsid="05d4aecf" fo:background-color="#ffffff" loext:char-shading-value="0" style:font-name-complex="Times New Roman"/>
    </style:style>
    <style:style style:name="T126" style:family="text">
      <style:text-properties fo:color="#000000" style:font-name="Times New Roman" fo:language="en" fo:country="GB" style:text-underline-style="none" officeooo:rsid="05d4f8c2" fo:background-color="#ffffff" loext:char-shading-value="0" style:font-name-complex="Times New Roman"/>
    </style:style>
    <style:style style:name="T127" style:family="text">
      <style:text-properties fo:color="#000000" style:font-name="Times New Roman" fo:language="en" fo:country="GB" style:text-underline-style="none" officeooo:rsid="0284aa71" fo:background-color="#ffffff" loext:char-shading-value="0" style:font-name-complex="Times New Roman"/>
    </style:style>
    <style:style style:name="T128" style:family="text">
      <style:text-properties fo:color="#000000" style:font-name="Times New Roman" fo:language="en" fo:country="GB" style:text-underline-style="none" officeooo:rsid="00b68fd2" fo:background-color="#ffffff" loext:char-shading-value="0" style:font-name-complex="Times New Roman"/>
    </style:style>
    <style:style style:name="T129" style:family="text">
      <style:text-properties fo:color="#000000" style:font-name="Times New Roman" fo:language="en" fo:country="GB" style:text-underline-style="none" officeooo:rsid="003e0793" fo:background-color="#ffffff" loext:char-shading-value="0" style:font-name-complex="Times New Roman"/>
    </style:style>
    <style:style style:name="T130" style:family="text">
      <style:text-properties fo:color="#000000" style:font-name="Times New Roman" fo:language="en" fo:country="GB" style:text-underline-style="none" officeooo:rsid="05d69899" fo:background-color="#ffffff" loext:char-shading-value="0" style:font-name-complex="Times New Roman"/>
    </style:style>
    <style:style style:name="T131" style:family="text">
      <style:text-properties fo:color="#000000" style:font-name="Times New Roman" fo:language="en" fo:country="GB" style:text-underline-style="none" officeooo:rsid="03172e21" fo:background-color="#ffffff" loext:char-shading-value="0" style:font-name-complex="Times New Roman"/>
    </style:style>
    <style:style style:name="T132" style:family="text">
      <style:text-properties fo:color="#000000" style:font-name="Times New Roman" fo:language="en" fo:country="GB" style:text-underline-style="none" officeooo:rsid="0318dbbb" fo:background-color="#ffffff" loext:char-shading-value="0" style:font-name-complex="Times New Roman"/>
    </style:style>
    <style:style style:name="T133" style:family="text">
      <style:text-properties fo:color="#000000" style:font-name="Times New Roman" fo:language="en" fo:country="GB" fo:font-style="normal" style:text-underline-style="none" fo:background-color="#ffffff" loext:char-shading-value="0" style:font-style-asian="normal" style:font-name-complex="Arial1" style:font-style-complex="normal"/>
    </style:style>
    <style:style style:name="T134" style:family="text">
      <style:text-properties fo:color="#000000" style:font-name="Times New Roman" fo:language="en" fo:country="GB" fo:font-style="normal" style:text-underline-style="none" officeooo:rsid="11dc21a4" fo:background-color="#ffffff" loext:char-shading-value="0" style:font-style-asian="normal" style:font-name-complex="Arial1" style:font-style-complex="normal"/>
    </style:style>
    <style:style style:name="T135" style:family="text">
      <style:text-properties fo:color="#000000" style:font-name="Times New Roman" fo:language="en" fo:country="GB" fo:font-style="normal" style:text-underline-style="none" officeooo:rsid="11d966bf" fo:background-color="#ffffff" loext:char-shading-value="0" style:font-style-asian="normal" style:font-name-complex="Arial1" style:font-style-complex="normal"/>
    </style:style>
    <style:style style:name="T136" style:family="text">
      <style:text-properties fo:color="#000000" style:font-name="Times New Roman" fo:language="en" fo:country="GB" fo:font-style="normal" style:text-underline-style="none" officeooo:rsid="12950b11" fo:background-color="#ffffff" loext:char-shading-value="0" style:font-style-asian="normal" style:font-name-complex="Arial1" style:font-style-complex="normal"/>
    </style:style>
    <style:style style:name="T137" style:family="text">
      <style:text-properties fo:color="#000000" style:font-name="Times New Roman" fo:language="en" fo:country="GB" fo:font-style="normal" style:text-underline-style="none" officeooo:rsid="11da47bf" fo:background-color="#ffffff" loext:char-shading-value="0" style:font-style-asian="normal" style:font-name-complex="Arial1" style:font-style-complex="normal"/>
    </style:style>
    <style:style style:name="T138" style:family="text">
      <style:text-properties fo:color="#000000" style:font-name="Times New Roman" fo:language="en" fo:country="GB" fo:font-style="normal" style:text-underline-style="none" officeooo:rsid="058896b2" fo:background-color="#ffffff" loext:char-shading-value="0" style:font-style-asian="normal" style:font-name-complex="Arial1" style:font-style-complex="normal"/>
    </style:style>
    <style:style style:name="T139" style:family="text">
      <style:text-properties fo:color="#000000" style:font-name="Times New Roman" fo:language="en" fo:country="GB" fo:font-style="normal" style:text-underline-style="none" officeooo:rsid="02928e85" fo:background-color="#ffffff" loext:char-shading-value="0" style:font-style-asian="normal" style:font-name-complex="Arial1" style:font-style-complex="normal"/>
    </style:style>
    <style:style style:name="T140" style:family="text">
      <style:text-properties fo:color="#000000" style:font-name="Times New Roman" fo:language="en" fo:country="GB" fo:font-style="normal" style:text-underline-style="none" officeooo:rsid="04006a84" fo:background-color="#ffffff" loext:char-shading-value="0" style:font-style-asian="normal" style:font-name-complex="Arial1" style:font-style-complex="normal"/>
    </style:style>
    <style:style style:name="T141" style:family="text">
      <style:text-properties fo:color="#000000" style:font-name="Times New Roman" fo:language="en" fo:country="GB" fo:font-style="normal" style:text-underline-style="none" officeooo:rsid="02fb6c89" fo:background-color="#ffffff" loext:char-shading-value="0" style:font-style-asian="normal" style:font-name-complex="Arial1" style:font-style-complex="normal"/>
    </style:style>
    <style:style style:name="T142" style:family="text">
      <style:text-properties fo:color="#000000" style:font-name="Times New Roman" fo:language="en" fo:country="GB" fo:font-style="normal" style:text-underline-style="none" officeooo:rsid="0219b6fb" fo:background-color="#ffffff" loext:char-shading-value="0" style:font-style-asian="normal" style:font-name-complex="Arial1" style:font-style-complex="normal"/>
    </style:style>
    <style:style style:name="T143" style:family="text">
      <style:text-properties fo:color="#000000" style:font-name="Times New Roman" fo:language="en" fo:country="GB" fo:font-style="normal" style:text-underline-style="none" officeooo:rsid="03172e21" fo:background-color="#ffffff" loext:char-shading-value="0" style:font-style-asian="normal" style:font-name-complex="Arial1" style:font-style-complex="normal"/>
    </style:style>
    <style:style style:name="T144" style:family="text">
      <style:text-properties fo:color="#000000" style:font-name="Times New Roman" fo:language="fi" fo:country="FI" style:text-underline-style="none" fo:font-weight="normal" officeooo:rsid="064e6afa" fo:background-color="#ffffff" loext:char-shading-value="0" style:font-weight-asian="normal" style:font-name-complex="Times New Roman" style:font-weight-complex="normal"/>
    </style:style>
    <style:style style:name="T145" style:family="text">
      <style:text-properties fo:color="#000000" style:font-name="Times New Roman" fo:language="fi" fo:country="FI" style:text-underline-style="none" fo:font-weight="normal" officeooo:rsid="14a750a1" fo:background-color="#ffffff" loext:char-shading-value="0" style:font-weight-asian="normal" style:font-name-complex="Times New Roman" style:font-weight-complex="normal"/>
    </style:style>
    <style:style style:name="T146" style:family="text">
      <style:text-properties fo:color="#000000" style:font-name="Times New Roman" fo:language="fi" fo:country="FI" style:text-underline-style="none" fo:font-weight="normal" officeooo:rsid="0284aa71" fo:background-color="#ffffff" loext:char-shading-value="0" style:font-weight-asian="normal" style:font-name-complex="Times New Roman" style:font-weight-complex="normal"/>
    </style:style>
    <style:style style:name="T147" style:family="text">
      <style:text-properties fo:color="#000000" style:font-name="Times New Roman" fo:language="fi" fo:country="FI" style:text-underline-style="none" fo:font-weight="normal" officeooo:rsid="06649db5" fo:background-color="#ffffff" loext:char-shading-value="0" style:font-weight-asian="normal" style:font-name-complex="Times New Roman" style:font-weight-complex="normal"/>
    </style:style>
    <style:style style:name="T148" style:family="text">
      <style:text-properties fo:color="#000000" style:font-name="Times New Roman" fo:language="fi" fo:country="FI" style:text-underline-style="none" fo:font-weight="normal" officeooo:rsid="06c8c177" fo:background-color="#ffffff" loext:char-shading-value="0" style:font-weight-asian="normal" style:font-name-complex="Times New Roman" style:font-weight-complex="normal"/>
    </style:style>
    <style:style style:name="T149" style:family="text">
      <style:text-properties fo:color="#000000" style:font-name="Times New Roman" fo:language="fi" fo:country="FI" style:text-underline-style="none" fo:font-weight="normal" officeooo:rsid="0667a427" fo:background-color="#ffffff" loext:char-shading-value="0" style:font-weight-asian="normal" style:font-name-complex="Times New Roman" style:font-weight-complex="normal"/>
    </style:style>
    <style:style style:name="T150" style:family="text">
      <style:text-properties fo:color="#000000" style:font-name="Times New Roman" fo:language="fi" fo:country="FI" style:text-underline-style="none" fo:font-weight="normal" officeooo:rsid="0667f78a" fo:background-color="#ffffff" loext:char-shading-value="0" style:font-weight-asian="normal" style:font-name-complex="Times New Roman" style:font-weight-complex="normal"/>
    </style:style>
    <style:style style:name="T151" style:family="text">
      <style:text-properties fo:color="#000000" style:font-name="Times New Roman" fo:language="fi" fo:country="FI" style:text-underline-style="none" fo:font-weight="normal" officeooo:rsid="03948908" fo:background-color="#ffffff" loext:char-shading-value="0" style:font-weight-asian="normal" style:font-name-complex="Times New Roman" style:font-weight-complex="normal"/>
    </style:style>
    <style:style style:name="T152" style:family="text">
      <style:text-properties fo:color="#000000" style:font-name="Times New Roman" fo:letter-spacing="0.002in" fo:language="en" fo:country="GB" fo:font-style="normal" style:text-underline-style="none" officeooo:rsid="012299d5" fo:background-color="#ffffff" loext:char-shading-value="0" style:font-name-asian="TimesNewRomanPSMT" style:font-style-asian="normal" style:font-name-complex="TimesNewRomanPSMT" style:font-style-complex="normal"/>
    </style:style>
    <style:style style:name="T153" style:family="text">
      <style:text-properties fo:color="#000000" style:font-name="Times New Roman" fo:letter-spacing="0.002in" fo:language="en" fo:country="GB" fo:font-style="normal" style:text-underline-style="none" officeooo:rsid="012dc727" fo:background-color="#ffffff" loext:char-shading-value="0" style:font-name-asian="TimesNewRomanPSMT" style:font-style-asian="normal" style:font-name-complex="TimesNewRomanPSMT" style:font-style-complex="normal"/>
    </style:style>
    <style:style style:name="T154" style:family="text">
      <style:text-properties fo:color="#000000" style:font-name="Times New Roman" fo:letter-spacing="0.002in" fo:language="en" fo:country="GB" fo:font-style="normal" style:text-underline-style="none" officeooo:rsid="03172e21" fo:background-color="#ffffff" loext:char-shading-value="0" style:font-name-asian="TimesNewRomanPSMT" style:font-style-asian="normal" style:font-name-complex="TimesNewRomanPSMT" style:font-style-complex="normal"/>
    </style:style>
    <style:style style:name="T155" style:family="text">
      <style:text-properties fo:color="#000000" style:font-name="Times New Roman" fo:letter-spacing="0.002in" fo:language="en" fo:country="GB" fo:font-style="normal" style:text-underline-style="none" officeooo:rsid="00e871a1" fo:background-color="#ffffff" loext:char-shading-value="0" style:font-name-asian="TimesNewRomanPSMT" style:font-style-asian="normal" style:font-name-complex="TimesNewRomanPSMT" style:font-style-complex="normal"/>
    </style:style>
    <style:style style:name="T156" style:family="text">
      <style:text-properties fo:color="#000000" style:font-name="Times New Roman" fo:letter-spacing="0.002in" fo:language="en" fo:country="GB" fo:font-style="normal" style:text-underline-style="none" officeooo:rsid="02f25863" fo:background-color="#ffffff" loext:char-shading-value="0" style:font-name-asian="TimesNewRomanPSMT" style:font-style-asian="normal" style:font-name-complex="TimesNewRomanPSMT" style:font-style-complex="normal"/>
    </style:style>
    <style:style style:name="T157" style:family="text">
      <style:text-properties fo:color="#000000" style:font-name="Times New Roman" fo:letter-spacing="0.002in" fo:language="en" fo:country="GB" fo:font-style="normal" style:text-underline-style="none" officeooo:rsid="01000d91" fo:background-color="#ffffff" loext:char-shading-value="0" style:font-name-asian="TimesNewRomanPSMT" style:font-style-asian="normal" style:font-name-complex="Times New Roman" style:font-style-complex="normal"/>
    </style:style>
    <style:style style:name="T158" style:family="text">
      <style:text-properties fo:color="#000000" style:font-name="Times New Roman" fo:letter-spacing="0.002in" fo:language="en" fo:country="GB" fo:font-style="normal" style:text-underline-style="none" fo:font-weight="normal" officeooo:rsid="02f25863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59" style:family="text">
      <style:text-properties fo:color="#000000" style:font-name="Times New Roman" fo:letter-spacing="0.002in" fo:language="en" fo:country="GB" fo:font-style="normal" style:text-underline-style="none" fo:font-weight="normal" officeooo:rsid="02a05775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60" style:family="text">
      <style:text-properties fo:color="#000000" style:font-name="Times New Roman" fo:font-style="normal" style:text-underline-style="none" fo:font-weight="normal" officeooo:rsid="0044cfad" style:font-style-asian="normal" style:font-weight-asian="normal" style:font-style-complex="normal" style:font-weight-complex="normal"/>
    </style:style>
    <style:style style:name="T161" style:family="text">
      <style:text-properties fo:color="#000000" style:font-name="Times New Roman" fo:font-style="normal" style:text-underline-style="none" fo:font-weight="normal" officeooo:rsid="0659a4bc" style:font-style-asian="normal" style:font-weight-asian="normal" style:font-style-complex="normal" style:font-weight-complex="normal"/>
    </style:style>
    <style:style style:name="T162" style:family="text">
      <style:text-properties fo:color="#000000" fo:language="fi" fo:country="FI" fo:font-style="normal" style:text-underline-style="none" fo:font-weight="bold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163" style:family="text">
      <style:text-properties fo:color="#000000" fo:language="fi" fo:country="FI" fo:font-style="normal" style:text-underline-style="none" fo:font-weight="bold" officeooo:rsid="03235f1d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164" style:family="text">
      <style:text-properties fo:color="#000000" fo:language="fi" fo:country="FI" fo:font-style="normal" fo:background-color="#ffffff" loext:char-shading-value="0" style:font-name-asian="TimesNewRomanPSMT" style:font-style-asian="normal" style:font-name-complex="TimesNewRomanPSMT" style:font-style-complex="normal"/>
    </style:style>
    <style:style style:name="T165" style:family="text">
      <style:text-properties fo:color="#000000" fo:language="fi" fo:country="FI" fo:font-style="normal" officeooo:rsid="06c8c177" fo:background-color="#ffffff" loext:char-shading-value="0" style:font-name-asian="TimesNewRomanPSMT" style:font-style-asian="normal" style:font-name-complex="TimesNewRomanPSMT" style:font-style-complex="normal"/>
    </style:style>
    <style:style style:name="T166" style:family="text">
      <style:text-properties fo:color="#000000" fo:language="fi" fo:country="FI" fo:font-style="normal" officeooo:rsid="07374fcd" fo:background-color="#ffffff" loext:char-shading-value="0" style:font-name-asian="TimesNewRomanPSMT" style:font-style-asian="normal" style:font-name-complex="TimesNewRomanPSMT" style:font-style-complex="normal"/>
    </style:style>
    <style:style style:name="T167" style:family="text">
      <style:text-properties fo:color="#000000" fo:language="fi" fo:country="FI" fo:font-style="normal" officeooo:rsid="03850617" fo:background-color="#ffffff" loext:char-shading-value="0" style:font-name-asian="TimesNewRomanPSMT" style:font-style-asian="normal" style:font-name-complex="TimesNewRomanPSMT" style:font-style-complex="normal"/>
    </style:style>
    <style:style style:name="T168" style:family="text">
      <style:text-properties fo:color="#000000" fo:language="fi" fo:country="FI" fo:font-style="normal" officeooo:rsid="0659a4bc" fo:background-color="#ffffff" loext:char-shading-value="0" style:font-name-asian="TimesNewRomanPSMT" style:font-style-asian="normal" style:font-name-complex="TimesNewRomanPSMT" style:font-style-complex="normal"/>
    </style:style>
    <style:style style:name="T169" style:family="text">
      <style:text-properties fo:color="#000000" fo:language="fi" fo:country="FI" fo:font-style="normal" officeooo:rsid="02e6dd35" fo:background-color="#ffffff" loext:char-shading-value="0" style:font-name-asian="TimesNewRomanPSMT" style:font-style-asian="normal" style:font-name-complex="TimesNewRomanPSMT" style:font-style-complex="normal"/>
    </style:style>
    <style:style style:name="T170" style:family="text">
      <style:text-properties fo:color="#000000" fo:language="fi" fo:country="FI" fo:font-style="normal" officeooo:rsid="030b1c60" fo:background-color="#ffffff" loext:char-shading-value="0" style:font-name-asian="TimesNewRomanPSMT" style:font-style-asian="normal" style:font-name-complex="TimesNewRomanPSMT" style:font-style-complex="normal"/>
    </style:style>
    <style:style style:name="T171" style:family="text">
      <style:text-properties fo:color="#000000" fo:font-size="10.5pt" fo:language="fi" fo:country="FI" fo:font-style="normal" officeooo:rsid="07752188" fo:background-color="#ffffff" loext:char-shading-value="0" style:font-name-asian="TimesNewRomanPSMT" style:font-size-asian="10.5pt" style:font-style-asian="normal" style:font-name-complex="TimesNewRomanPSMT" style:font-size-complex="10.5pt" style:font-style-complex="normal"/>
    </style:style>
    <style:style style:name="T172" style:family="text">
      <style:text-properties fo:color="#000000" fo:font-size="10.5pt" fo:language="fi" fo:country="FI" fo:font-style="normal" officeooo:rsid="05227385" fo:background-color="#ffffff" loext:char-shading-value="0" style:font-name-asian="TimesNewRomanPSMT" style:font-size-asian="10.5pt" style:font-style-asian="normal" style:font-name-complex="TimesNewRomanPSMT" style:font-size-complex="10.5pt" style:font-style-complex="normal"/>
    </style:style>
    <style:style style:name="T173" style:family="text">
      <style:text-properties officeooo:rsid="00260b39"/>
    </style:style>
    <style:style style:name="T174" style:family="text">
      <style:text-properties officeooo:rsid="00278b3f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weight="normal" officeooo:rsid="00d7bb59" style:font-weight-asian="normal" style:font-weight-complex="normal"/>
    </style:style>
    <style:style style:name="T177" style:family="text">
      <style:text-properties fo:font-weight="normal" officeooo:rsid="03eda9d0" style:font-weight-asian="normal" style:font-weight-complex="normal"/>
    </style:style>
    <style:style style:name="T178" style:family="text">
      <style:text-properties fo:font-weight="normal" officeooo:rsid="0b5810ee" style:font-weight-asian="normal" style:font-weight-complex="normal"/>
    </style:style>
    <style:style style:name="T179" style:family="text">
      <style:text-properties fo:font-weight="normal" officeooo:rsid="00d93405" style:font-weight-asian="normal" style:font-weight-complex="normal"/>
    </style:style>
    <style:style style:name="T180" style:family="text">
      <style:text-properties fo:font-weight="normal" officeooo:rsid="018c5509" style:font-weight-asian="normal" style:font-weight-complex="normal"/>
    </style:style>
    <style:style style:name="T181" style:family="text">
      <style:text-properties fo:font-weight="normal" officeooo:rsid="0137f45c" style:font-weight-asian="normal" style:font-weight-complex="normal"/>
    </style:style>
    <style:style style:name="T182" style:family="text">
      <style:text-properties fo:font-weight="normal" officeooo:rsid="00278b3f" style:font-weight-asian="normal" style:font-weight-complex="normal"/>
    </style:style>
    <style:style style:name="T183" style:family="text">
      <style:text-properties fo:font-weight="normal" officeooo:rsid="02674a71" style:font-weight-asian="normal" style:font-weight-complex="normal"/>
    </style:style>
    <style:style style:name="T184" style:family="text">
      <style:text-properties fo:font-weight="normal" officeooo:rsid="027373cd" style:font-weight-asian="normal" style:font-weight-complex="normal"/>
    </style:style>
    <style:style style:name="T185" style:family="text">
      <style:text-properties fo:font-weight="normal" officeooo:rsid="02b5314a" style:font-weight-asian="normal" style:font-weight-complex="normal"/>
    </style:style>
    <style:style style:name="T186" style:family="text">
      <style:text-properties fo:font-weight="normal" officeooo:rsid="02b6eac2" style:font-weight-asian="normal" style:font-weight-complex="normal"/>
    </style:style>
    <style:style style:name="T187" style:family="text">
      <style:text-properties fo:font-weight="normal" officeooo:rsid="02ce3488" style:font-weight-asian="normal" style:font-weight-complex="normal"/>
    </style:style>
    <style:style style:name="T188" style:family="text">
      <style:text-properties fo:font-weight="normal" officeooo:rsid="02d0d670" style:font-weight-asian="normal" style:font-weight-complex="normal"/>
    </style:style>
    <style:style style:name="T189" style:family="text">
      <style:text-properties fo:font-weight="normal" officeooo:rsid="02d8fbb0" style:font-weight-asian="normal" style:font-weight-complex="normal"/>
    </style:style>
    <style:style style:name="T190" style:family="text">
      <style:text-properties fo:font-weight="normal" officeooo:rsid="010209be" style:font-weight-asian="normal" style:font-weight-complex="normal"/>
    </style:style>
    <style:style style:name="T191" style:family="text">
      <style:text-properties fo:font-weight="normal" officeooo:rsid="02a81501" style:font-weight-asian="normal" style:font-weight-complex="normal"/>
    </style:style>
    <style:style style:name="T192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193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194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195" style:family="text">
      <style:text-properties fo:font-weight="normal" officeooo:rsid="027aaf76" style:font-name-asian="TimesNewRomanPSMT" style:font-weight-asian="normal" style:font-name-complex="TimesNewRomanPSMT" style:font-weight-complex="normal"/>
    </style:style>
    <style:style style:name="T196" style:family="text">
      <style:text-properties fo:font-weight="normal" officeooo:rsid="02e04d7e" style:font-name-asian="TimesNewRomanPSMT" style:font-weight-asian="normal" style:font-name-complex="TimesNewRomanPSMT" style:font-weight-complex="normal"/>
    </style:style>
    <style:style style:name="T197" style:family="text">
      <style:text-properties fo:font-weight="normal" officeooo:rsid="036a2735" style:font-name-asian="TimesNewRomanPSMT" style:font-weight-asian="normal" style:font-name-complex="TimesNewRomanPSMT" style:font-weight-complex="normal"/>
    </style:style>
    <style:style style:name="T198" style:family="text">
      <style:text-properties fo:font-weight="normal" officeooo:rsid="036a6abb" style:font-name-asian="TimesNewRomanPSMT" style:font-weight-asian="normal" style:font-name-complex="TimesNewRomanPSMT" style:font-weight-complex="normal"/>
    </style:style>
    <style:style style:name="T199" style:family="text">
      <style:text-properties fo:font-weight="normal" officeooo:rsid="036b39a5" style:font-name-asian="TimesNewRomanPSMT" style:font-weight-asian="normal" style:font-name-complex="TimesNewRomanPSMT" style:font-weight-complex="normal"/>
    </style:style>
    <style:style style:name="T200" style:family="text">
      <style:text-properties fo:font-weight="normal" officeooo:rsid="036bca12" style:font-name-asian="TimesNewRomanPSMT" style:font-weight-asian="normal" style:font-name-complex="TimesNewRomanPSMT" style:font-weight-complex="normal"/>
    </style:style>
    <style:style style:name="T201" style:family="text">
      <style:text-properties fo:font-weight="normal" officeooo:rsid="036cfb9e" style:font-name-asian="TimesNewRomanPSMT" style:font-weight-asian="normal" style:font-name-complex="TimesNewRomanPSMT" style:font-weight-complex="normal"/>
    </style:style>
    <style:style style:name="T202" style:family="text">
      <style:text-properties fo:font-weight="normal" officeooo:rsid="03cfe1f3" style:font-name-asian="TimesNewRomanPSMT" style:font-weight-asian="normal" style:font-name-complex="TimesNewRomanPSMT" style:font-weight-complex="normal"/>
    </style:style>
    <style:style style:name="T203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229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230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231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232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233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234" style:family="text">
      <style:text-properties fo:font-style="normal" style:text-underline-style="none" fo:font-weight="normal" officeooo:rsid="08c38c1c" style:font-style-asian="normal" style:font-weight-asian="normal" style:font-style-complex="normal" style:font-weight-complex="normal"/>
    </style:style>
    <style:style style:name="T235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236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officeooo:rsid="02d9a429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397bf01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5c4ac6d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241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242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243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244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245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246" style:family="text">
      <style:text-properties fo:font-style="normal" style:text-underline-style="none" fo:font-weight="normal" officeooo:rsid="0214887c" style:font-name-asian="TimesNewRomanPSMT" style:font-style-asian="normal" style:font-weight-asian="normal" style:font-name-complex="TimesNewRomanPSMT" style:font-style-complex="normal" style:font-weight-complex="normal"/>
    </style:style>
    <style:style style:name="T247" style:family="text">
      <style:text-properties fo:font-style="normal" style:text-underline-style="none" fo:font-weight="normal" officeooo:rsid="02a9a0b2" style:font-name-asian="TimesNewRomanPSMT" style:font-style-asian="normal" style:font-weight-asian="normal" style:font-name-complex="TimesNewRomanPSMT" style:font-style-complex="normal" style:font-weight-complex="normal"/>
    </style:style>
    <style:style style:name="T248" style:family="text">
      <style:text-properties fo:font-style="normal" style:text-underline-style="none" fo:font-weight="normal" officeooo:rsid="0c0ab61c" style:font-name-asian="TimesNewRomanPSMT" style:font-style-asian="normal" style:font-weight-asian="normal" style:font-name-complex="TimesNewRomanPSMT" style:font-style-complex="normal" style:font-weight-complex="normal"/>
    </style:style>
    <style:style style:name="T249" style:family="text">
      <style:text-properties fo:font-style="normal" style:text-underline-style="none" fo:font-weight="normal" officeooo:rsid="0166b599" style:font-name-asian="TimesNewRomanPSMT" style:font-style-asian="normal" style:font-weight-asian="normal" style:font-name-complex="TimesNewRomanPSMT" style:font-style-complex="normal" style:font-weight-complex="normal"/>
    </style:style>
    <style:style style:name="T250" style:family="text">
      <style:text-properties fo:font-style="normal" style:text-underline-style="none" fo:font-weight="normal" officeooo:rsid="00a34d3c" style:font-name-asian="TimesNewRomanPSMT" style:font-style-asian="normal" style:font-weight-asian="normal" style:font-name-complex="TimesNewRomanPSMT" style:font-style-complex="normal" style:font-weight-complex="normal"/>
    </style:style>
    <style:style style:name="T251" style:family="text">
      <style:text-properties fo:font-style="normal" style:text-underline-style="none" fo:font-weight="normal" officeooo:rsid="0313f084" style:font-name-asian="TimesNewRomanPSMT" style:font-style-asian="normal" style:font-weight-asian="normal" style:font-name-complex="TimesNewRomanPSMT" style:font-style-complex="normal" style:font-weight-complex="normal"/>
    </style:style>
    <style:style style:name="T252" style:family="text">
      <style:text-properties fo:font-style="normal" style:text-underline-style="none" fo:font-weight="normal" officeooo:rsid="03cdc5f0" style:font-name-asian="TimesNewRomanPSMT" style:font-style-asian="normal" style:font-weight-asian="normal" style:font-name-complex="TimesNewRomanPSMT" style:font-style-complex="normal" style:font-weight-complex="normal"/>
    </style:style>
    <style:style style:name="T253" style:family="text">
      <style:text-properties fo:font-style="normal" style:text-underline-style="none" officeooo:rsid="0a03a467" style:font-style-asian="normal" style:font-style-complex="normal"/>
    </style:style>
    <style:style style:name="T254" style:family="text">
      <style:text-properties fo:font-style="normal" style:text-underline-style="none" officeooo:rsid="06a8597d" style:font-style-asian="normal" style:font-style-complex="normal"/>
    </style:style>
    <style:style style:name="T255" style:family="text">
      <style:text-properties fo:font-style="normal" style:text-underline-style="none" officeooo:rsid="08b9f8ac" style:font-style-asian="normal" style:font-style-complex="normal"/>
    </style:style>
    <style:style style:name="T256" style:family="text">
      <style:text-properties fo:font-style="normal" style:text-underline-style="none" officeooo:rsid="0577c42f" style:font-style-asian="normal" style:font-style-complex="normal"/>
    </style:style>
    <style:style style:name="T257" style:family="text">
      <style:text-properties fo:font-style="normal" style:text-underline-style="none" officeooo:rsid="02d9a429" style:font-style-asian="normal" style:font-style-complex="normal"/>
    </style:style>
    <style:style style:name="T258" style:family="text">
      <style:text-properties fo:font-style="normal" style:text-underline-style="solid" style:text-underline-width="auto" style:text-underline-color="font-color" fo:font-weight="normal" officeooo:rsid="0682ceb8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solid" style:text-underline-width="auto" style:text-underline-color="font-color" fo:font-weight="normal" officeooo:rsid="0179eb5d" style:font-style-asian="normal" style:font-weight-asian="normal" style:font-style-complex="normal" style:font-weight-complex="normal"/>
    </style:style>
    <style:style style:name="T260" style:family="text">
      <style:text-properties fo:font-style="normal" style:text-underline-style="solid" style:text-underline-width="auto" style:text-underline-color="font-color" fo:font-weight="normal" officeooo:rsid="02310325" style:font-style-asian="normal" style:font-weight-asian="normal" style:font-style-complex="normal" style:font-weight-complex="normal"/>
    </style:style>
    <style:style style:name="T261" style:family="text">
      <style:text-properties fo:font-style="normal" style:text-underline-style="solid" style:text-underline-width="auto" style:text-underline-color="font-color" fo:font-weight="normal" officeooo:rsid="0854c2ed" style:font-style-asian="normal" style:font-weight-asian="normal" style:font-style-complex="normal" style:font-weight-complex="normal"/>
    </style:style>
    <style:style style:name="T262" style:family="text">
      <style:text-properties fo:font-style="normal" style:text-underline-style="solid" style:text-underline-width="auto" style:text-underline-color="font-color" fo:font-weight="normal" officeooo:rsid="08c38c1c" style:font-style-asian="normal" style:font-weight-asian="normal" style:font-style-complex="normal" style:font-weight-complex="normal"/>
    </style:style>
    <style:style style:name="T263" style:family="text">
      <style:text-properties fo:font-style="normal" style:text-underline-style="solid" style:text-underline-width="auto" style:text-underline-color="font-color" fo:font-weight="normal" officeooo:rsid="03634536" style:font-style-asian="normal" style:font-weight-asian="normal" style:font-style-complex="normal" style:font-weight-complex="normal"/>
    </style:style>
    <style:style style:name="T264" style:family="text">
      <style:text-properties officeooo:rsid="0110b95f"/>
    </style:style>
    <style:style style:name="T265" style:family="text">
      <style:text-properties officeooo:rsid="0b7b413a"/>
    </style:style>
    <style:style style:name="T266" style:family="text">
      <style:text-properties officeooo:rsid="0b573f7c"/>
    </style:style>
    <style:style style:name="T267" style:family="text">
      <style:text-properties officeooo:rsid="00d7bb59"/>
    </style:style>
    <style:style style:name="T268" style:family="text">
      <style:text-properties fo:letter-spacing="normal" fo:font-style="normal" style:text-underline-style="none" fo:font-weight="normal" officeooo:rsid="0ca47f35" style:font-style-asian="normal" style:font-weight-asian="normal" style:font-style-complex="normal" style:font-weight-complex="normal" loext:padding="0in" loext:border="none"/>
    </style:style>
    <style:style style:name="T269" style:family="text">
      <style:text-properties fo:letter-spacing="normal" fo:font-style="normal" style:text-underline-style="none" fo:font-weight="normal" officeooo:rsid="00de645b" style:font-style-asian="normal" style:font-weight-asian="normal" style:font-style-complex="normal" style:font-weight-complex="normal" loext:padding="0in" loext:border="none"/>
    </style:style>
    <style:style style:name="T270" style:family="text">
      <style:text-properties fo:letter-spacing="normal" fo:font-style="normal" style:text-underline-style="none" fo:font-weight="normal" officeooo:rsid="10e27327" style:font-style-asian="normal" style:font-weight-asian="normal" style:font-style-complex="normal" style:font-weight-complex="normal" loext:padding="0in" loext:border="none"/>
    </style:style>
    <style:style style:name="T271" style:family="text">
      <style:text-properties fo:letter-spacing="normal" fo:font-style="normal" style:text-underline-style="none" fo:font-weight="normal" officeooo:rsid="01e0cfe4" style:font-style-asian="normal" style:font-weight-asian="normal" style:font-style-complex="normal" style:font-weight-complex="normal" loext:padding="0in" loext:border="none"/>
    </style:style>
    <style:style style:name="T272" style:family="text">
      <style:text-properties fo:letter-spacing="normal" fo:font-style="normal" style:text-underline-style="none" fo:font-weight="normal" officeooo:rsid="034ab96d" style:font-style-asian="normal" style:font-weight-asian="normal" style:font-style-complex="normal" style:font-weight-complex="normal" loext:padding="0in" loext:border="none"/>
    </style:style>
    <style:style style:name="T273" style:family="text">
      <style:text-properties fo:letter-spacing="normal" fo:font-style="normal" style:text-underline-style="none" fo:font-weight="normal" officeooo:rsid="01dba34f" style:font-style-asian="normal" style:font-weight-asian="normal" style:font-style-complex="normal" style:font-weight-complex="normal" loext:padding="0in" loext:border="none"/>
    </style:style>
    <style:style style:name="T274" style:family="text">
      <style:text-properties officeooo:rsid="00391b97"/>
    </style:style>
    <style:style style:name="T275" style:family="text">
      <style:text-properties style:text-underline-style="none"/>
    </style:style>
    <style:style style:name="T276" style:family="text">
      <style:text-properties style:text-underline-style="none" fo:font-weight="normal" style:font-weight-asian="normal" style:font-weight-complex="normal"/>
    </style:style>
    <style:style style:name="T277" style:family="text">
      <style:text-properties style:text-underline-style="none" fo:font-weight="normal" officeooo:rsid="05c4ac6d" style:font-weight-asian="normal" style:font-weight-complex="normal"/>
    </style:style>
    <style:style style:name="T278" style:family="text">
      <style:text-properties style:text-underline-style="none" fo:font-weight="normal" officeooo:rsid="05c74056" style:font-weight-asian="normal" style:font-weight-complex="normal"/>
    </style:style>
    <style:style style:name="T279" style:family="text">
      <style:text-properties style:text-underline-style="none" fo:font-weight="normal" officeooo:rsid="002519e5" style:font-weight-asian="normal" style:font-weight-complex="normal"/>
    </style:style>
    <style:style style:name="T280" style:family="text">
      <style:text-properties style:text-underline-style="none" fo:font-weight="normal" officeooo:rsid="067f9936" style:font-weight-asian="normal" style:font-weight-complex="normal"/>
    </style:style>
    <style:style style:name="T281" style:family="text">
      <style:text-properties style:text-underline-style="none" fo:font-weight="normal" officeooo:rsid="04108a53" style:font-weight-asian="normal" style:font-weight-complex="normal"/>
    </style:style>
    <style:style style:name="T282" style:family="text">
      <style:text-properties style:text-underline-style="none" fo:font-weight="normal" officeooo:rsid="0e0e0ca7" style:font-weight-asian="normal" style:font-weight-complex="normal"/>
    </style:style>
    <style:style style:name="T283" style:family="text">
      <style:text-properties style:text-underline-style="none" fo:font-weight="normal" officeooo:rsid="070144fc" style:font-weight-asian="normal" style:font-weight-complex="normal"/>
    </style:style>
    <style:style style:name="T284" style:family="text">
      <style:text-properties style:text-underline-style="none" fo:font-weight="normal" officeooo:rsid="06a3703f" style:font-weight-asian="normal" style:font-weight-complex="normal"/>
    </style:style>
    <style:style style:name="T285" style:family="text">
      <style:text-properties style:text-underline-style="none" fo:font-weight="normal" officeooo:rsid="0a0708ec" style:font-weight-asian="normal" style:font-weight-complex="normal"/>
    </style:style>
    <style:style style:name="T286" style:family="text">
      <style:text-properties style:text-underline-style="none" fo:font-weight="normal" officeooo:rsid="0a07c087" style:font-weight-asian="normal" style:font-weight-complex="normal"/>
    </style:style>
    <style:style style:name="T287" style:family="text">
      <style:text-properties style:text-underline-style="none" fo:font-weight="normal" officeooo:rsid="0406819f" style:font-weight-asian="normal" style:font-weight-complex="normal"/>
    </style:style>
    <style:style style:name="T288" style:family="text">
      <style:text-properties style:text-underline-style="none" fo:font-weight="normal" officeooo:rsid="08b94969" style:font-weight-asian="normal" style:font-weight-complex="normal"/>
    </style:style>
    <style:style style:name="T289" style:family="text">
      <style:text-properties style:text-underline-style="none" fo:font-weight="normal" officeooo:rsid="014de3f6" style:font-weight-asian="normal" style:font-weight-complex="normal"/>
    </style:style>
    <style:style style:name="T290" style:family="text">
      <style:text-properties style:text-underline-style="none" fo:font-weight="normal" officeooo:rsid="0231bd75" style:font-weight-asian="normal" style:font-weight-complex="normal"/>
    </style:style>
    <style:style style:name="T291" style:family="text">
      <style:text-properties style:text-underline-style="none" fo:font-weight="normal" officeooo:rsid="023dff47" style:font-weight-asian="normal" style:font-weight-complex="normal"/>
    </style:style>
    <style:style style:name="T292" style:family="text">
      <style:text-properties style:text-underline-style="none" fo:font-weight="normal" officeooo:rsid="023cc0b1" style:font-weight-asian="normal" style:font-weight-complex="normal"/>
    </style:style>
    <style:style style:name="T293" style:family="text">
      <style:text-properties style:text-underline-style="none" fo:font-weight="normal" officeooo:rsid="0c785783" style:font-weight-asian="normal" style:font-weight-complex="normal"/>
    </style:style>
    <style:style style:name="T294" style:family="text">
      <style:text-properties style:text-underline-style="none" fo:font-weight="normal" officeooo:rsid="060cec60" style:font-weight-asian="normal" style:font-weight-complex="normal"/>
    </style:style>
    <style:style style:name="T295" style:family="text">
      <style:text-properties style:text-underline-style="none" fo:font-weight="normal" officeooo:rsid="0c84ca62" style:font-weight-asian="normal" style:font-weight-complex="normal"/>
    </style:style>
    <style:style style:name="T296" style:family="text">
      <style:text-properties style:text-underline-style="none" fo:font-weight="normal" officeooo:rsid="06dadc0a" style:font-weight-asian="normal" style:font-weight-complex="normal"/>
    </style:style>
    <style:style style:name="T297" style:family="text">
      <style:text-properties style:text-underline-style="none" fo:font-weight="normal" officeooo:rsid="02475323" style:font-weight-asian="normal" style:font-weight-complex="normal"/>
    </style:style>
    <style:style style:name="T298" style:family="text">
      <style:text-properties style:text-underline-style="none" fo:font-weight="normal" officeooo:rsid="0249b3f5" style:font-weight-asian="normal" style:font-weight-complex="normal"/>
    </style:style>
    <style:style style:name="T299" style:family="text">
      <style:text-properties style:text-underline-style="none" fo:font-weight="normal" officeooo:rsid="0715c502" style:font-weight-asian="normal" style:font-weight-complex="normal"/>
    </style:style>
    <style:style style:name="T300" style:family="text">
      <style:text-properties style:text-underline-style="none" fo:font-weight="normal" officeooo:rsid="0714935e" style:font-weight-asian="normal" style:font-weight-complex="normal"/>
    </style:style>
    <style:style style:name="T301" style:family="text">
      <style:text-properties style:text-underline-style="none" fo:font-weight="normal" officeooo:rsid="02397f7b" style:font-weight-asian="normal" style:font-weight-complex="normal"/>
    </style:style>
    <style:style style:name="T302" style:family="text">
      <style:text-properties style:text-underline-style="none" fo:font-weight="normal" officeooo:rsid="0256c98a" style:font-weight-asian="normal" style:font-weight-complex="normal"/>
    </style:style>
    <style:style style:name="T303" style:family="text">
      <style:text-properties style:text-underline-style="none" fo:font-weight="normal" officeooo:rsid="084804cb" style:font-weight-asian="normal" style:font-weight-complex="normal"/>
    </style:style>
    <style:style style:name="T304" style:family="text">
      <style:text-properties style:text-underline-style="none" fo:font-weight="normal" officeooo:rsid="0845b490" style:font-weight-asian="normal" style:font-weight-complex="normal"/>
    </style:style>
    <style:style style:name="T305" style:family="text">
      <style:text-properties style:text-underline-style="none" fo:font-weight="normal" officeooo:rsid="025891f5" style:font-weight-asian="normal" style:font-weight-complex="normal"/>
    </style:style>
    <style:style style:name="T306" style:family="text">
      <style:text-properties style:text-underline-style="none" fo:font-weight="normal" officeooo:rsid="026d52f9" style:font-weight-asian="normal" style:font-weight-complex="normal"/>
    </style:style>
    <style:style style:name="T307" style:family="text">
      <style:text-properties style:text-underline-style="none" fo:font-weight="normal" officeooo:rsid="027373cd" style:font-weight-asian="normal" style:font-weight-complex="normal"/>
    </style:style>
    <style:style style:name="T308" style:family="text">
      <style:text-properties style:text-underline-style="none" fo:font-weight="normal" officeooo:rsid="02d28d9d" style:font-weight-asian="normal" style:font-weight-complex="normal"/>
    </style:style>
    <style:style style:name="T309" style:family="text">
      <style:text-properties style:text-underline-style="none" fo:font-weight="normal" officeooo:rsid="02d3e7d3" style:font-weight-asian="normal" style:font-weight-complex="normal"/>
    </style:style>
    <style:style style:name="T310" style:family="text">
      <style:text-properties style:text-underline-style="none" fo:font-weight="normal" officeooo:rsid="02d6f897" style:font-weight-asian="normal" style:font-weight-complex="normal"/>
    </style:style>
    <style:style style:name="T311" style:family="text">
      <style:text-properties style:text-underline-style="none" fo:font-weight="normal" officeooo:rsid="02d8fbb0" style:font-weight-asian="normal" style:font-weight-complex="normal"/>
    </style:style>
    <style:style style:name="T312" style:family="text">
      <style:text-properties style:text-underline-style="none" fo:font-weight="normal" officeooo:rsid="02d9a429" style:font-weight-asian="normal" style:font-weight-complex="normal"/>
    </style:style>
    <style:style style:name="T313" style:family="text">
      <style:text-properties style:text-underline-style="none" fo:font-weight="normal" officeooo:rsid="042b9603" style:font-weight-asian="normal" style:font-weight-complex="normal"/>
    </style:style>
    <style:style style:name="T314" style:family="text">
      <style:text-properties style:text-underline-style="none" fo:font-weight="normal" officeooo:rsid="0192f2dd" style:font-weight-asian="normal" style:font-weight-complex="normal"/>
    </style:style>
    <style:style style:name="T315" style:family="text">
      <style:text-properties style:text-underline-style="none" fo:font-weight="normal" officeooo:rsid="02f40ac9" style:font-weight-asian="normal" style:font-weight-complex="normal"/>
    </style:style>
    <style:style style:name="T316" style:family="text">
      <style:text-properties style:text-underline-style="none" fo:font-weight="normal" officeooo:rsid="035939d9" style:font-weight-asian="normal" style:font-weight-complex="normal"/>
    </style:style>
    <style:style style:name="T317" style:family="text">
      <style:text-properties style:text-underline-style="none" fo:font-weight="normal" officeooo:rsid="035a4733" style:font-weight-asian="normal" style:font-weight-complex="normal"/>
    </style:style>
    <style:style style:name="T318" style:family="text">
      <style:text-properties style:text-underline-style="none" fo:font-weight="normal" officeooo:rsid="035aebbd" style:font-weight-asian="normal" style:font-weight-complex="normal"/>
    </style:style>
    <style:style style:name="T319" style:family="text">
      <style:text-properties style:text-underline-style="none" fo:font-weight="normal" officeooo:rsid="038bb99b" style:font-weight-asian="normal" style:font-weight-complex="normal"/>
    </style:style>
    <style:style style:name="T320" style:family="text">
      <style:text-properties style:text-underline-style="none" fo:font-weight="normal" officeooo:rsid="038e0752" style:font-weight-asian="normal" style:font-weight-complex="normal"/>
    </style:style>
    <style:style style:name="T321" style:family="text">
      <style:text-properties style:text-underline-style="none" fo:font-weight="normal" style:font-name-asian="TimesNewRomanPSMT" style:font-weight-asian="normal" style:font-name-complex="TimesNewRomanPSMT" style:font-weight-complex="normal"/>
    </style:style>
    <style:style style:name="T322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323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324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325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326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327" style:family="text">
      <style:text-properties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328" style:family="text">
      <style:text-properties style:text-underline-style="none" fo:font-weight="normal" officeooo:rsid="023efd7d" style:font-name-asian="TimesNewRomanPSMT" style:font-weight-asian="normal" style:font-name-complex="TimesNewRomanPSMT" style:font-weight-complex="normal"/>
    </style:style>
    <style:style style:name="T329" style:family="text">
      <style:text-properties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330" style:family="text">
      <style:text-properties style:text-underline-style="none" fo:font-weight="normal" officeooo:rsid="023f7670" style:font-name-asian="TimesNewRomanPSMT" style:font-weight-asian="normal" style:font-name-complex="TimesNewRomanPSMT" style:font-weight-complex="normal"/>
    </style:style>
    <style:style style:name="T331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332" style:family="text">
      <style:text-properties style:text-underline-style="none" fo:font-weight="normal" officeooo:rsid="0c0ab61c" style:font-name-asian="TimesNewRomanPSMT" style:font-weight-asian="normal" style:font-name-complex="TimesNewRomanPSMT" style:font-weight-complex="normal"/>
    </style:style>
    <style:style style:name="T333" style:family="text">
      <style:text-properties style:text-underline-style="none" fo:font-weight="normal" officeooo:rsid="02af7f89" style:font-name-asian="TimesNewRomanPSMT" style:font-weight-asian="normal" style:font-name-complex="TimesNewRomanPSMT" style:font-weight-complex="normal"/>
    </style:style>
    <style:style style:name="T334" style:family="text">
      <style:text-properties style:text-underline-style="none" fo:font-weight="normal" officeooo:rsid="03464c07" style:font-name-asian="TimesNewRomanPSMT" style:font-weight-asian="normal" style:font-name-complex="TimesNewRomanPSMT" style:font-weight-complex="normal"/>
    </style:style>
    <style:style style:name="T335" style:family="text">
      <style:text-properties style:text-underline-style="none" officeooo:rsid="041ac83a"/>
    </style:style>
    <style:style style:name="T336" style:family="text">
      <style:text-properties style:text-underline-style="none" officeooo:rsid="0577c42f"/>
    </style:style>
    <style:style style:name="T337" style:family="text">
      <style:text-properties style:text-underline-style="none" fo:font-weight="bold" officeooo:rsid="0406819f" style:font-weight-asian="bold" style:font-weight-complex="bold"/>
    </style:style>
    <style:style style:name="T338" style:family="text">
      <style:text-properties style:text-underline-style="none" fo:font-weight="bold" officeooo:rsid="016097a1" style:font-name-asian="TimesNewRomanPSMT" style:font-weight-asian="bold" style:font-name-complex="TimesNewRomanPSMT" style:font-weight-complex="bold"/>
    </style:style>
    <style:style style:name="T339" style:family="text">
      <style:text-properties style:text-underline-style="none" officeooo:rsid="075168ef"/>
    </style:style>
    <style:style style:name="T340" style:family="text">
      <style:text-properties style:text-underline-style="none" officeooo:rsid="07cb7873"/>
    </style:style>
    <style:style style:name="T341" style:family="text">
      <style:text-properties style:text-underline-style="none" officeooo:rsid="02ac2496"/>
    </style:style>
    <style:style style:name="T342" style:family="text">
      <style:text-properties style:text-underline-style="none" officeooo:rsid="02adb01f"/>
    </style:style>
    <style:style style:name="T343" style:family="text">
      <style:text-properties style:text-underline-style="none" officeooo:rsid="02d9a429"/>
    </style:style>
    <style:style style:name="T344" style:family="text">
      <style:text-properties style:text-underline-style="none" officeooo:rsid="0397bf01"/>
    </style:style>
    <style:style style:name="T345" style:family="text">
      <style:text-properties officeooo:rsid="003b8c87" style:font-name-complex="Arial1"/>
    </style:style>
    <style:style style:name="T346" style:family="text">
      <style:text-properties officeooo:rsid="00a98c5f" style:font-name-complex="Arial1"/>
    </style:style>
    <style:style style:name="T347" style:family="text">
      <style:text-properties style:font-name-asian="TimesNewRomanPSMT" style:font-name-complex="TimesNewRomanPSMT"/>
    </style:style>
    <style:style style:name="T348" style:family="text">
      <style:text-properties officeooo:rsid="0c785783" style:font-name-asian="TimesNewRomanPSMT" style:font-name-complex="TimesNewRomanPSMT"/>
    </style:style>
    <style:style style:name="T349" style:family="text">
      <style:text-properties officeooo:rsid="05a63105" style:font-name-asian="TimesNewRomanPSMT" style:font-name-complex="TimesNewRomanPSMT"/>
    </style:style>
    <style:style style:name="T350" style:family="text">
      <style:text-properties officeooo:rsid="026ed02a" style:font-name-asian="TimesNewRomanPSMT" style:font-name-complex="TimesNewRomanPSMT"/>
    </style:style>
    <style:style style:name="T351" style:family="text">
      <style:text-properties officeooo:rsid="039f59e4" style:font-name-asian="TimesNewRomanPSMT" style:font-name-complex="TimesNewRomanPSMT"/>
    </style:style>
    <style:style style:name="T352" style:family="text">
      <style:text-properties fo:font-style="italic" style:font-name-asian="TimesNewRomanPSMT" style:font-style-asian="italic" style:font-name-complex="TimesNewRomanPSMT" style:font-style-complex="italic"/>
    </style:style>
    <style:style style:name="T353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35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55" style:family="text">
      <style:text-properties fo:font-style="italic" style:text-underline-style="none" fo:font-weight="normal" officeooo:rsid="006cb99b" style:font-style-asian="italic" style:font-weight-asian="normal" style:font-style-complex="italic" style:font-weight-complex="normal"/>
    </style:style>
    <style:style style:name="T356" style:family="text">
      <style:text-properties fo:font-style="italic" style:text-underline-style="none" fo:font-weight="normal" officeooo:rsid="05efdd14" style:font-name-asian="TimesNewRomanPSMT" style:font-style-asian="italic" style:font-weight-asian="normal" style:font-name-complex="TimesNewRomanPSMT" style:font-style-complex="italic" style:font-weight-complex="normal"/>
    </style:style>
    <style:style style:name="T357" style:family="text">
      <style:text-properties fo:font-style="italic" style:text-underline-style="none" fo:font-weight="normal" officeooo:rsid="012dc727" style:font-name-asian="TimesNewRomanPSMT" style:font-style-asian="italic" style:font-weight-asian="normal" style:font-name-complex="TimesNewRomanPSMT" style:font-style-complex="italic" style:font-weight-complex="normal"/>
    </style:style>
    <style:style style:name="T358" style:family="text">
      <style:text-properties fo:font-style="italic" style:text-underline-style="none" fo:font-weight="normal" officeooo:rsid="03fa374b" style:font-name-asian="TimesNewRomanPSMT" style:font-style-asian="italic" style:font-weight-asian="normal" style:font-name-complex="TimesNewRomanPSMT" style:font-style-complex="italic" style:font-weight-complex="normal"/>
    </style:style>
    <style:style style:name="T359" style:family="text">
      <style:text-properties officeooo:rsid="006cb99b"/>
    </style:style>
    <style:style style:name="T360" style:family="text">
      <style:text-properties officeooo:rsid="00d93405"/>
    </style:style>
    <style:style style:name="T361" style:family="text">
      <style:text-properties style:text-underline-style="solid" style:text-underline-width="auto" style:text-underline-color="font-color"/>
    </style:style>
    <style:style style:name="T362" style:family="text">
      <style:text-properties style:text-underline-style="solid" style:text-underline-width="auto" style:text-underline-color="font-color" fo:font-weight="normal" officeooo:rsid="0256c98a" style:font-weight-asian="normal" style:font-weight-complex="normal"/>
    </style:style>
    <style:style style:name="T363" style:family="text">
      <style:text-properties style:text-underline-style="solid" style:text-underline-width="auto" style:text-underline-color="font-color" fo:font-weight="normal" officeooo:rsid="02e04d7e" style:font-name-asian="TimesNewRomanPSMT" style:font-weight-asian="normal" style:font-name-complex="TimesNewRomanPSMT" style:font-weight-complex="normal"/>
    </style:style>
    <style:style style:name="T364" style:family="text">
      <style:text-properties style:text-underline-style="solid" style:text-underline-width="auto" style:text-underline-color="font-color" fo:font-weight="normal" officeooo:rsid="029ed390" style:font-name-asian="TimesNewRomanPSMT" style:font-weight-asian="normal" style:font-name-complex="TimesNewRomanPSMT" style:font-weight-complex="normal"/>
    </style:style>
    <style:style style:name="T365" style:family="text">
      <style:text-properties style:text-underline-style="solid" style:text-underline-width="auto" style:text-underline-color="font-color" officeooo:rsid="00391b97"/>
    </style:style>
    <style:style style:name="T366" style:family="text">
      <style:text-properties style:text-underline-style="solid" style:text-underline-width="auto" style:text-underline-color="font-color" officeooo:rsid="00380153"/>
    </style:style>
    <style:style style:name="T367" style:family="text">
      <style:text-properties style:text-underline-style="solid" style:text-underline-width="auto" style:text-underline-color="font-color" officeooo:rsid="03a24a36"/>
    </style:style>
    <style:style style:name="T368" style:family="text">
      <style:text-properties style:text-underline-style="solid" style:text-underline-width="auto" style:text-underline-color="font-color" officeooo:rsid="03cd78a0"/>
    </style:style>
    <style:style style:name="T369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70" style:family="text">
      <style:text-properties style:font-name="Times New Roman" fo:font-style="normal" style:text-underline-style="none" fo:font-weight="normal" officeooo:rsid="032c2703" style:font-style-asian="normal" style:font-weight-asian="normal" style:font-style-complex="normal" style:font-weight-complex="normal"/>
    </style:style>
    <style:style style:name="T371" style:family="text">
      <style:text-properties style:font-name="Times New Roman" fo:font-style="normal" style:text-underline-style="none" officeooo:rsid="11d966bf" style:font-style-asian="normal" style:font-name-complex="Arial1" style:font-style-complex="normal"/>
    </style:style>
    <style:style style:name="T372" style:family="text">
      <style:text-properties style:font-name="Times New Roman" fo:font-style="normal" style:text-underline-style="none" officeooo:rsid="02fb6c89" style:font-style-asian="normal" style:font-name-complex="Arial1" style:font-style-complex="normal"/>
    </style:style>
    <style:style style:name="T373" style:family="text">
      <style:text-properties style:font-name="Times New Roman" fo:font-style="normal" style:text-underline-style="none" officeooo:rsid="02928e85" style:font-style-asian="normal" style:font-name-complex="Arial1" style:font-style-complex="normal"/>
    </style:style>
    <style:style style:name="T374" style:family="text">
      <style:text-properties style:font-name="Times New Roman" fo:font-style="normal" style:text-underline-style="none" officeooo:rsid="0302339b" style:font-style-asian="normal" style:font-name-complex="Arial1" style:font-style-complex="normal"/>
    </style:style>
    <style:style style:name="T375" style:family="text">
      <style:text-properties style:font-name="Times New Roman" fo:font-style="normal" style:text-underline-style="none" officeooo:rsid="0310a270" style:font-style-asian="normal" style:font-name-complex="Arial1" style:font-style-complex="normal"/>
    </style:style>
    <style:style style:name="T376" style:family="text">
      <style:text-properties style:font-name="Times New Roman" fo:font-style="normal" style:text-underline-style="none" officeooo:rsid="11dc23c7" style:font-style-asian="normal" style:font-name-complex="Arial1" style:font-style-complex="normal"/>
    </style:style>
    <style:style style:name="T377" style:family="text">
      <style:text-properties style:font-name="Times New Roman" fo:font-style="normal" style:text-underline-style="none" officeooo:rsid="0387836c" style:font-style-asian="normal" style:font-name-complex="Arial1" style:font-style-complex="normal"/>
    </style:style>
    <style:style style:name="T378" style:family="text">
      <style:text-properties style:font-name="Times New Roman" fo:font-style="normal" officeooo:rsid="02fb6c89" style:font-style-asian="normal" style:font-name-complex="Arial1" style:font-style-complex="normal"/>
    </style:style>
    <style:style style:name="T379" style:family="text">
      <style:text-properties style:font-name="Times New Roman" fo:font-style="normal" officeooo:rsid="0302339b" style:font-style-asian="normal" style:font-name-complex="Arial1" style:font-style-complex="normal"/>
    </style:style>
    <style:style style:name="T380" style:family="text">
      <style:text-properties style:font-name="Times New Roman" fo:font-style="normal" officeooo:rsid="11d966bf" style:font-style-asian="normal" style:font-name-complex="Arial1" style:font-style-complex="normal"/>
    </style:style>
    <style:style style:name="T381" style:family="text">
      <style:text-properties style:font-name="Times New Roman" fo:font-weight="bold" style:font-weight-asian="bold" style:font-weight-complex="bold"/>
    </style:style>
    <style:style style:name="T382" style:family="text">
      <style:text-properties style:font-name="Times New Roman" fo:font-weight="bold" officeooo:rsid="023ac0bd" style:font-weight-asian="bold" style:font-weight-complex="bold"/>
    </style:style>
    <style:style style:name="T383" style:family="text">
      <style:text-properties style:font-name="Times New Roman" fo:font-weight="bold" officeooo:rsid="024bfc3d" style:font-weight-asian="bold" style:font-weight-complex="bold"/>
    </style:style>
    <style:style style:name="T384" style:family="text">
      <style:text-properties style:font-name="Times New Roman" fo:font-weight="bold" officeooo:rsid="00905cc3" style:font-weight-asian="bold" style:font-weight-complex="bold"/>
    </style:style>
    <style:style style:name="T385" style:family="text">
      <style:text-properties style:font-name="Times New Roman" fo:font-weight="bold" officeooo:rsid="02e508d3" style:font-weight-asian="bold" style:font-weight-complex="bold"/>
    </style:style>
    <style:style style:name="T386" style:family="text">
      <style:text-properties style:font-name="Times New Roman" fo:font-weight="normal" officeooo:rsid="04b4d161" style:font-weight-asian="normal" style:font-weight-complex="normal"/>
    </style:style>
    <style:style style:name="T387" style:family="text">
      <style:text-properties style:font-name="Times New Roman" fo:font-weight="normal" officeooo:rsid="02f322c8" style:font-weight-asian="normal" style:font-weight-complex="normal"/>
    </style:style>
    <style:style style:name="T388" style:family="text">
      <style:text-properties style:font-name="Times New Roman" fo:font-weight="normal" officeooo:rsid="02f6289f" style:font-weight-asian="normal" style:font-weight-complex="normal"/>
    </style:style>
    <style:style style:name="T389" style:family="text">
      <style:text-properties style:font-name="Times New Roman" fo:font-weight="normal" officeooo:rsid="0192f2dd" style:font-weight-asian="normal" style:font-weight-complex="normal"/>
    </style:style>
    <style:style style:name="T390" style:family="text">
      <style:text-properties style:font-name="Times New Roman" style:text-underline-style="none"/>
    </style:style>
    <style:style style:name="T391" style:family="text">
      <style:text-properties style:font-name="Times New Roman" style:text-underline-style="none" fo:font-weight="normal" style:font-weight-asian="normal" style:font-weight-complex="normal"/>
    </style:style>
    <style:style style:name="T392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393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394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395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396" style:family="text">
      <style:text-properties style:font-name="Times New Roman" style:text-underline-style="none" fo:font-weight="normal" officeooo:rsid="02fb6c89" style:font-weight-asian="normal" style:font-weight-complex="normal"/>
    </style:style>
    <style:style style:name="T397" style:family="text">
      <style:text-properties style:font-name="Times New Roman" style:text-underline-style="none" fo:font-weight="normal" officeooo:rsid="02fe1d28" style:font-weight-asian="normal" style:font-weight-complex="normal"/>
    </style:style>
    <style:style style:name="T398" style:family="text">
      <style:text-properties style:font-name="Times New Roman" style:text-underline-style="none" fo:font-weight="normal" officeooo:rsid="05227385" style:font-weight-asian="normal" style:font-weight-complex="normal"/>
    </style:style>
    <style:style style:name="T399" style:family="text">
      <style:text-properties style:font-name="Times New Roman" style:text-underline-style="none" fo:font-weight="normal" officeooo:rsid="05236965" style:font-weight-asian="normal" style:font-weight-complex="normal"/>
    </style:style>
    <style:style style:name="T400" style:family="text">
      <style:text-properties style:font-name="Times New Roman" style:text-underline-style="none" fo:font-weight="normal" officeooo:rsid="052a6cd6" style:font-weight-asian="normal" style:font-weight-complex="normal"/>
    </style:style>
    <style:style style:name="T401" style:family="text">
      <style:text-properties style:font-name="Times New Roman" style:text-underline-style="none" fo:font-weight="normal" officeooo:rsid="0318dbbb" style:font-weight-asian="normal" style:font-weight-complex="normal"/>
    </style:style>
    <style:style style:name="T402" style:family="text">
      <style:text-properties style:font-name="Times New Roman" style:text-underline-style="none" fo:font-weight="normal" officeooo:rsid="0374d52c" style:font-weight-asian="normal" style:font-weight-complex="normal"/>
    </style:style>
    <style:style style:name="T403" style:family="text">
      <style:text-properties style:font-name="Times New Roman" style:text-underline-style="none" fo:font-weight="normal" officeooo:rsid="0376d503" style:font-weight-asian="normal" style:font-weight-complex="normal"/>
    </style:style>
    <style:style style:name="T404" style:family="text">
      <style:text-properties style:font-name="Times New Roman" style:text-underline-style="none" fo:font-weight="normal" officeooo:rsid="03b4e837" style:font-weight-asian="normal" style:font-weight-complex="normal"/>
    </style:style>
    <style:style style:name="T405" style:family="text">
      <style:text-properties style:font-name="Times New Roman" style:text-underline-style="none" fo:font-weight="normal" officeooo:rsid="041bf7a6" style:font-name-asian="TimesNewRomanPSMT" style:font-weight-asian="normal" style:font-name-complex="TimesNewRomanPSMT" style:font-weight-complex="normal"/>
    </style:style>
    <style:style style:name="T406" style:family="text">
      <style:text-properties style:font-name="Times New Roman" style:text-underline-style="none" fo:font-weight="normal" officeooo:rsid="03432f97" style:font-name-asian="TimesNewRomanPSMT" style:font-weight-asian="normal" style:font-name-complex="TimesNewRomanPSMT" style:font-weight-complex="normal"/>
    </style:style>
    <style:style style:name="T407" style:family="text">
      <style:text-properties style:font-name="Times New Roman" style:text-underline-style="none" fo:font-weight="normal" officeooo:rsid="02d28d9d" style:font-name-asian="TimesNewRomanPSMT" style:font-weight-asian="normal" style:font-name-complex="TimesNewRomanPSMT" style:font-weight-complex="normal"/>
    </style:style>
    <style:style style:name="T408" style:family="text">
      <style:text-properties style:font-name="Times New Roman" style:text-underline-style="none" fo:font-weight="normal" officeooo:rsid="07630b17" style:font-name-asian="TimesNewRomanPSMT" style:font-weight-asian="normal" style:font-name-complex="TimesNewRomanPSMT" style:font-weight-complex="normal"/>
    </style:style>
    <style:style style:name="T409" style:family="text">
      <style:text-properties style:font-name="Times New Roman" style:text-underline-style="none" fo:font-weight="normal" officeooo:rsid="0353a172" style:font-name-asian="TimesNewRomanPSMT" style:font-weight-asian="normal" style:font-name-complex="TimesNewRomanPSMT" style:font-weight-complex="normal"/>
    </style:style>
    <style:style style:name="T410" style:family="text">
      <style:text-properties style:font-name="Times New Roman" style:text-underline-style="none" fo:font-weight="normal" officeooo:rsid="0357780d" style:font-name-asian="TimesNewRomanPSMT" style:font-weight-asian="normal" style:font-name-complex="TimesNewRomanPSMT" style:font-weight-complex="normal"/>
    </style:style>
    <style:style style:name="T411" style:family="text">
      <style:text-properties style:font-name="Times New Roman" style:text-underline-style="none" fo:font-weight="normal" officeooo:rsid="035a4733" style:font-name-asian="TimesNewRomanPSMT" style:font-weight-asian="normal" style:font-name-complex="TimesNewRomanPSMT" style:font-weight-complex="normal"/>
    </style:style>
    <style:style style:name="T412" style:family="text">
      <style:text-properties style:font-name="Times New Roman" style:text-underline-style="none" officeooo:rsid="01a68ed9"/>
    </style:style>
    <style:style style:name="T413" style:family="text">
      <style:text-properties style:font-name="Times New Roman" fo:letter-spacing="0.002in" fo:font-style="normal" style:text-underline-style="none" fo:font-weight="normal" officeooo:rsid="0288e8b8" style:font-style-asian="normal" style:font-weight-asian="normal" style:font-name-complex="Arial1" style:font-style-complex="normal" style:font-weight-complex="normal"/>
    </style:style>
    <style:style style:name="T414" style:family="text">
      <style:text-properties style:font-name="Times New Roman" fo:letter-spacing="0.002in" fo:font-style="normal" style:text-underline-style="none" fo:font-weight="normal" officeooo:rsid="02f25863" style:font-style-asian="normal" style:font-weight-asian="normal" style:font-name-complex="Arial1" style:font-style-complex="normal" style:font-weight-complex="normal"/>
    </style:style>
    <style:style style:name="T415" style:family="text">
      <style:text-properties style:font-name="Times New Roman" fo:letter-spacing="0.002in" fo:font-style="normal" style:text-underline-style="none" fo:font-weight="normal" officeooo:rsid="0044cfad" style:font-style-asian="normal" style:font-weight-asian="normal" style:font-name-complex="Arial1" style:font-style-complex="normal" style:font-weight-complex="normal"/>
    </style:style>
    <style:style style:name="T416" style:family="text">
      <style:text-properties style:font-name="Times New Roman" fo:letter-spacing="0.002in" fo:font-style="normal" style:text-underline-style="none" fo:font-weight="normal" officeooo:rsid="01599fff" style:font-style-asian="normal" style:font-weight-asian="normal" style:font-name-complex="Arial1" style:font-style-complex="normal" style:font-weight-complex="normal"/>
    </style:style>
    <style:style style:name="T417" style:family="text">
      <style:text-properties style:font-name="Times New Roman" fo:letter-spacing="0.002in" fo:font-style="normal" style:text-underline-style="none" fo:font-weight="normal" officeooo:rsid="00923967" style:font-style-asian="normal" style:font-weight-asian="normal" style:font-name-complex="Arial1" style:font-style-complex="normal" style:font-weight-complex="normal"/>
    </style:style>
    <style:style style:name="T418" style:family="text">
      <style:text-properties style:font-name="Times New Roman" fo:letter-spacing="0.002in" officeooo:rsid="023ac0bd"/>
    </style:style>
    <style:style style:name="T419" style:family="text">
      <style:text-properties style:font-name="Times New Roman" fo:letter-spacing="0.002in" officeooo:rsid="02c940cf"/>
    </style:style>
    <style:style style:name="T420" style:family="text">
      <style:text-properties style:font-name="Times New Roman" fo:letter-spacing="0.002in" officeooo:rsid="015f885d"/>
    </style:style>
    <style:style style:name="T421" style:family="text">
      <style:text-properties style:font-name="Times New Roman" fo:letter-spacing="0.002in" officeooo:rsid="0307f9f1"/>
    </style:style>
    <style:style style:name="T422" style:family="text">
      <style:text-properties style:font-name="Times New Roman" fo:letter-spacing="0.002in" fo:language="en" fo:country="GB" fo:font-style="normal" style:text-underline-style="none" fo:font-weight="normal" officeooo:rsid="024e94a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23" style:family="text">
      <style:text-properties style:font-name="Times New Roman" fo:letter-spacing="0.002in" fo:language="en" fo:country="GB" fo:font-style="normal" style:text-underline-style="none" fo:font-weight="normal" officeooo:rsid="02fc26c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24" style:family="text">
      <style:text-properties style:font-name="Times New Roman" fo:letter-spacing="0.002in" fo:language="en" fo:country="GB" fo:font-style="normal" style:text-underline-style="none" fo:font-weight="normal" officeooo:rsid="0490641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25" style:family="text">
      <style:text-properties style:font-name="Times New Roman" fo:letter-spacing="0.002in" fo:language="en" fo:country="GB" fo:font-style="normal" style:text-underline-style="none" fo:font-weight="normal" officeooo:rsid="0a6f23a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26" style:family="text">
      <style:text-properties style:font-name="Times New Roman" fo:letter-spacing="0.002in" fo:language="en" fo:country="GB" fo:font-style="normal" style:text-underline-style="none" fo:font-weight="normal" officeooo:rsid="0302339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27" style:family="text">
      <style:text-properties style:font-name="Times New Roman" fo:letter-spacing="0.002in" fo:language="en" fo:country="GB" fo:font-style="normal" style:text-underline-style="none" fo:font-weight="normal" officeooo:rsid="0329c230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28" style:family="text">
      <style:text-properties style:font-name="Times New Roman" fo:letter-spacing="0.002in" fo:language="en" fo:country="GB" fo:font-style="normal" style:text-underline-style="none" fo:font-weight="normal" officeooo:rsid="0302339b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29" style:family="text">
      <style:text-properties style:font-name="Times New Roman" fo:letter-spacing="0.002in" fo:language="en" fo:country="GB" fo:font-style="normal" style:text-underline-style="none" fo:font-weight="normal" officeooo:rsid="0d9d026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0" style:family="text">
      <style:text-properties style:font-name="Times New Roman" fo:letter-spacing="0.002in" fo:language="en" fo:country="GB" fo:font-style="normal" style:text-underline-style="none" fo:font-weight="normal" officeooo:rsid="037b47d8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1" style:family="text">
      <style:text-properties style:font-name="Times New Roman" fo:letter-spacing="0.002in" fo:language="en" fo:country="GB" fo:font-style="normal" style:text-underline-style="none" fo:font-weight="normal" officeooo:rsid="03235f1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2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433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434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435" style:family="text">
      <style:text-properties style:font-name="Times New Roman" fo:language="fi" fo:country="FI" style:text-underline-style="none" fo:font-weight="normal" officeooo:rsid="030476f2" fo:background-color="#ffffff" loext:char-shading-value="0" style:font-weight-asian="normal" style:font-weight-complex="normal"/>
    </style:style>
    <style:style style:name="T436" style:family="text">
      <style:text-properties style:font-name="Times New Roman" fo:language="fi" fo:country="FI" style:text-underline-style="none" fo:font-weight="normal" officeooo:rsid="037b1749" fo:background-color="#ffffff" loext:char-shading-value="0" style:font-weight-asian="normal" style:font-weight-complex="normal"/>
    </style:style>
    <style:style style:name="T437" style:family="text">
      <style:text-properties style:font-name="Times New Roman" fo:language="fi" fo:country="FI" style:text-underline-style="none" fo:font-weight="normal" officeooo:rsid="037bd440" fo:background-color="#ffffff" loext:char-shading-value="0" style:font-weight-asian="normal" style:font-weight-complex="normal"/>
    </style:style>
    <style:style style:name="T438" style:family="text">
      <style:text-properties style:font-name="Times New Roman" fo:language="en" fo:country="GB" fo:font-style="normal" style:text-underline-style="none" fo:font-weight="bold" officeooo:rsid="037ec5db" style:font-name-asian="TimesNewRomanPSMT" style:font-style-asian="normal" style:font-weight-asian="bold" style:font-name-complex="TimesNewRomanPSMT" style:font-style-complex="normal" style:font-weight-complex="bold"/>
    </style:style>
    <style:style style:name="T439" style:family="text">
      <style:text-properties style:font-name="Times New Roman" fo:language="en" fo:country="GB" fo:font-style="normal" style:text-underline-style="none" fo:font-weight="bold" officeooo:rsid="037ec5db" style:font-name-asian="TimesNewRomanPSMT" style:font-style-asian="normal" style:font-weight-asian="bold" style:font-name-complex="Arial1" style:font-style-complex="normal" style:font-weight-complex="bold"/>
    </style:style>
    <style:style style:name="T440" style:family="text">
      <style:text-properties style:font-name="Times New Roman" fo:language="en" fo:country="GB" fo:font-style="normal" style:text-underline-style="none" fo:font-weight="bold" officeooo:rsid="03009f3d" fo:background-color="#ffffff" loext:char-shading-value="0" style:font-style-asian="normal" style:font-weight-asian="bold" style:font-name-complex="Arial1" style:font-style-complex="normal" style:font-weight-complex="bold"/>
    </style:style>
    <style:style style:name="T441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442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443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444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445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446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447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448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449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450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451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452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453" style:family="text">
      <style:text-properties style:font-name="Times New Roman" fo:language="en" fo:country="GB" fo:font-style="normal" style:text-underline-style="none" fo:font-weight="normal" officeooo:rsid="120962cb" style:font-name-asian="TimesNewRomanPSMT" style:font-style-asian="normal" style:font-weight-asian="normal" style:font-name-complex="Times New Roman" style:font-style-complex="normal" style:font-weight-complex="normal"/>
    </style:style>
    <style:style style:name="T454" style:family="text">
      <style:text-properties style:font-name="Times New Roman" fo:language="en" fo:country="GB" fo:font-style="normal" style:text-underline-style="none" fo:font-weight="normal" officeooo:rsid="02bda050" style:font-name-asian="TimesNewRomanPSMT" style:font-style-asian="normal" style:font-weight-asian="normal" style:font-name-complex="Arial1" style:font-style-complex="normal" style:font-weight-complex="normal"/>
    </style:style>
    <style:style style:name="T455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Arial1" style:font-style-complex="normal" style:font-weight-complex="normal"/>
    </style:style>
    <style:style style:name="T456" style:family="text">
      <style:text-properties style:font-name="Times New Roman" fo:language="en" fo:country="GB" fo:font-style="normal" style:text-underline-style="none" fo:font-weight="normal" officeooo:rsid="03235f1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7" style:family="text">
      <style:text-properties style:font-name="Times New Roman" fo:language="en" fo:country="GB" fo:font-style="normal" style:text-underline-style="none" fo:font-weight="normal" officeooo:rsid="03009f3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8" style:family="text">
      <style:text-properties officeooo:rsid="00d92337"/>
    </style:style>
    <style:style style:name="T459" style:family="text">
      <style:text-properties officeooo:rsid="0137f45c"/>
    </style:style>
    <style:style style:name="T460" style:family="text">
      <style:text-properties officeooo:rsid="013d192b"/>
    </style:style>
    <style:style style:name="T461" style:family="text">
      <style:text-properties officeooo:rsid="01f65f19"/>
    </style:style>
    <style:style style:name="T462" style:family="text">
      <style:text-properties officeooo:rsid="023e00b9"/>
    </style:style>
    <style:style style:name="T463" style:family="text">
      <style:text-properties officeooo:rsid="02ccee6b"/>
    </style:style>
    <style:style style:name="T464" style:family="text">
      <style:text-properties officeooo:rsid="02ce3488"/>
    </style:style>
    <style:style style:name="T465" style:family="text">
      <style:text-properties officeooo:rsid="02d8fbb0"/>
    </style:style>
    <style:style style:name="T466" style:family="text">
      <style:text-properties officeooo:rsid="02d9a429"/>
    </style:style>
    <style:style style:name="T467" style:family="text">
      <style:text-properties fo:font-size="11pt" fo:font-style="normal" style:text-underline-style="none" fo:font-weight="normal" officeooo:rsid="07512413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468" style:family="text">
      <style:text-properties fo:font-size="11pt" fo:font-style="normal" style:text-underline-style="none" fo:font-weight="normal" officeooo:rsid="0ae01283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469" style:family="text">
      <style:text-properties fo:font-size="11pt" fo:letter-spacing="normal" fo:font-style="normal" style:text-underline-style="none" fo:font-weight="normal" officeooo:rsid="0af48aad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470" style:family="text">
      <style:text-properties fo:font-size="11pt" fo:letter-spacing="normal" fo:font-style="normal" style:text-underline-style="none" fo:font-weight="normal" officeooo:rsid="09141ad9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471" style:family="text">
      <style:text-properties fo:font-size="11pt" fo:letter-spacing="normal" fo:font-style="normal" style:text-underline-style="none" fo:font-weight="normal" officeooo:rsid="0753e01e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472" style:family="text">
      <style:text-properties fo:font-size="11pt" fo:letter-spacing="normal" fo:font-style="normal" style:text-underline-style="none" fo:font-weight="normal" officeooo:rsid="0add58f0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473" style:family="text">
      <style:text-properties fo:font-size="11pt" fo:letter-spacing="normal" fo:font-style="italic" style:text-underline-style="none" fo:font-weight="normal" officeooo:rsid="0af48aad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474" style:family="text">
      <style:text-properties fo:font-size="11pt" fo:font-style="italic" style:text-underline-style="none" fo:font-weight="normal" officeooo:rsid="0339906c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475" style:family="text">
      <style:text-properties officeooo:rsid="039da4e5"/>
    </style:style>
    <style:style style:name="T476" style:family="text">
      <style:text-properties officeooo:rsid="03ab58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iculum vitae<text:tab/><text:tab/><text:tab/><text:tab/><text:tab/><text:tab/><text:tab/><text:tab/><text:tab/></text:p>
      <text:p text:style-name="P36"><text:span text:style-name="T10">Lahti, </text:span><text:span text:style-name="T12">Leo</text:span><text:span text:style-name="T10"> </text:span><text:span text:style-name="T11">M.</text:span><text:span text:style-name="T13"> </text:span><text:span text:style-name="T16">(b</text:span><text:span text:style-name="T15">orn</text:span><text:span text:style-name="T14"> </text:span><text:span text:style-name="T13">2</text:span><text:span text:style-name="T17">nd</text:span><text:span text:style-name="T13"> July, 1979 in Turku, Finland; </text:span><text:span text:style-name="T14">Finnish national</text:span><text:span text:style-name="T16">)</text:span></text:p>
      <text:p text:style-name="P37"><text:span text:style-name="T420">ORCID: 0000-0001-5537-637X </text:span><text:span text:style-name="T421">| </text:span><text:span text:style-name="T418">R</text:span><text:span text:style-name="T419">esearch website: http://www.iki.fi/Leo.Lahti</text:span></text:p>
      <text:p text:style-name="P28"><text:span text:style-name="T382">Academic </text:span><text:span text:style-name="T381">Degrees</text:span></text:p>
      <text:p text:style-name="P12"><text:span text:style-name="T181">9/</text:span><text:span text:style-name="T175">20</text:span><text:span text:style-name="T182">15 </text:span><text:span text:style-name="T188">Title of </text:span><text:span text:style-name="T183">Docent </text:span><text:span text:style-name="T187">(Applied Mathematics)</text:span>, University of <text:span text:style-name="T174">Turku, Finland.</text:span></text:p>
      <text:p text:style-name="P13"><text:span text:style-name="T459">12/2010 </text:span>Doctor of Science <text:span text:style-name="T461">in </text:span>Technology <text:span text:style-name="T464">(Bioinformatics)</text:span>, <text:span text:style-name="T173">Aalto University</text:span>, <text:span text:style-name="T463">Finland</text:span><text:span text:style-name="T345">. </text:span></text:p>
      <text:p text:style-name="P13"><text:span text:style-name="T459">12/2003 </text:span>Master of Science <text:span text:style-name="T461">in </text:span>Technology <text:span text:style-name="T464">(Engineering Mathematics)</text:span>, <text:span text:style-name="T173">Helsinki Univ. Technology</text:span>, <text:span text:style-name="T463">Finland</text:span><text:span text:style-name="T346">. </text:span></text:p>
      <text:p text:style-name="P13"><text:span text:style-name="T458">7/2008 Bachelor </text:span>of Science <text:span text:style-name="T461">in Political Sciences (Practical Philosophy)</text:span>, <text:span text:style-name="T173">University of Helsinki</text:span>, <text:span text:style-name="T463">Finland.</text:span></text:p>
      <text:p text:style-name="P35">Current <text:span text:style-name="T475">p</text:span>osition<text:span text:style-name="T475">s</text:span></text:p>
      <text:p text:style-name="P21">9/2016-8/2021 <text:span text:style-name="T476">PI &amp; </text:span>Academy Research Fellow. University of Turku. Dpt. Mathematics and Statistics. </text:p>
      <text:p text:style-name="P30"><text:span text:style-name="T405">6/</text:span><text:span text:style-name="T406">2019- </text:span><text:span text:style-name="T407">Board member </text:span><text:span text:style-name="T408">and scientific advisor</text:span><text:span text:style-name="T409">. </text:span><text:span text:style-name="T405">T</text:span><text:span text:style-name="T407">urku City Data Oy</text:span><text:span text:style-name="T409">.</text:span><text:span text:style-name="T407"> </text:span><text:span text:style-name="T410">B</text:span><text:span text:style-name="T409">y demand </text:span><text:span text:style-name="T411">(~monthly meeting)</text:span><text:span text:style-name="T409">.</text:span></text:p>
      <text:p text:style-name="P14"><text:span text:style-name="T308">4/2017- </text:span><text:span text:style-name="T310">S</text:span><text:span text:style-name="T296">cientific advisor</text:span><text:span text:style-name="T292">. </text:span><text:span text:style-name="T296">Blueprint Genetics </text:span><text:span text:style-name="T291">Co. </text:span><text:span text:style-name="T316">B</text:span><text:span text:style-name="T309">y demand </text:span><text:span text:style-name="T317">(~4 meeting</text:span><text:span text:style-name="T318">s</text:span><text:span text:style-name="T317"> per year)</text:span><text:span text:style-name="T292">. <text:s/></text:span></text:p>
      <text:p text:style-name="P40">Previous positions </text:p>
      <text:p text:style-name="P22"><text:span text:style-name="T462">12/2015-8/2018 (2.5 years) </text:span>Visiting scholar. VIB/KU Leuven, Belgium. <text:s/></text:p>
      <text:p text:style-name="P15"><text:span text:style-name="T41">9/</text:span><text:span text:style-name="T42">2012-</text:span><text:span text:style-name="T41">8/</text:span><text:span text:style-name="T42">2015 </text:span><text:span text:style-name="T43">(</text:span><text:span text:style-name="T44">3 years</text:span><text:span text:style-name="T43">) </text:span><text:span text:style-name="T42">Academy of Finland </text:span><text:span text:style-name="T45">Postdoc</text:span><text:span text:style-name="T42">.</text:span><text:span text:style-name="T44"> </text:span><text:span text:style-name="T46">Univ. </text:span><text:span text:style-name="T190">Helsinki </text:span><text:span text:style-name="T191">&amp; </text:span><text:span text:style-name="T220">Wageningen </text:span><text:span text:style-name="T221">(</text:span><text:span text:style-name="T228">The </text:span><text:span text:style-name="T221">Netherlands)</text:span><text:span text:style-name="T222">. </text:span></text:p>
      <text:p text:style-name="P16"><text:span text:style-name="T232">3-12/</text:span><text:span text:style-name="T229">2011 (</text:span><text:span text:style-name="T231">9</text:span><text:span text:style-name="T229"> months) </text:span><text:span text:style-name="T230">Postdoc,</text:span><text:span text:style-name="T229"> </text:span><text:span text:style-name="T236">Univ. </text:span><text:span text:style-name="T229">Helsinki / FiDiPro </text:span><text:span text:style-name="T235">&amp;</text:span><text:span text:style-name="T229"> Microbial Food Safety C</text:span><text:span text:style-name="T233">enter of Excellence</text:span><text:span text:style-name="T229">.</text:span></text:p>
      <text:p text:style-name="P43"><text:span text:style-name="T223">1</text:span><text:span text:style-name="T222">1/2010-1/2011 </text:span><text:span text:style-name="T224">(3 months) </text:span><text:span text:style-name="T47">Visiting </text:span><text:span text:style-name="T42">scholar.</text:span><text:span text:style-name="T48"> </text:span><text:span text:style-name="T222">European Bioinformatics Institute EBI, UK. </text:span></text:p>
      <text:p text:style-name="P17"><text:span text:style-name="T218">1/</text:span><text:span text:style-name="T203">2</text:span><text:span text:style-name="T209">006-</text:span><text:span text:style-name="T218">2/</text:span><text:span text:style-name="T209">2011 (5 years</text:span><text:span text:style-name="T210">) </text:span><text:span text:style-name="T219">Doctoral candidate</text:span><text:span text:style-name="T209">. Information and Computer science, Aalto University, Finland. Adaptive Informatics Research C</text:span><text:span text:style-name="T207">enter of Excellence, </text:span><text:span text:style-name="T209">Helsinki Institute for Information Technology </text:span><text:span text:style-name="T208">HIIT.</text:span><text:span text:style-name="T209"> </text:span></text:p>
      <text:p text:style-name="P18"><text:span text:style-name="T204">9-12/</text:span><text:span text:style-name="T205">2</text:span><text:span text:style-name="T206">005 (4 months) </text:span><text:span text:style-name="T264">R</text:span>esearcher. <text:span text:style-name="T175">University of Helsinki, </text:span>Finland. <text:span text:style-name="T265">Dpt. </text:span>Computer Science </text:p>
      <text:p text:style-name="P18"><text:span text:style-name="T266">9/2004-8/2005 (1 year) Researcher</text:span><text:span text:style-name="T176">. Turku Center for Biotechnology, </text:span><text:span text:style-name="T267">Finland (Civil service)</text:span></text:p>
      <text:p text:style-name="P19"><text:span text:style-name="T267">1/2003-6/2004 (1.5 years) Research assistant</text:span><text:span text:style-name="T179">. </text:span><text:span text:style-name="T186">Helsinki / </text:span><text:span text:style-name="T185">TKK; </text:span><text:span text:style-name="T360">Neural Networks Center of Excellence. </text:span></text:p>
      <text:p text:style-name="P41"><text:span text:style-name="T222">7/2002 </text:span><text:span text:style-name="T225">(1.5 months) </text:span><text:span text:style-name="T222">Summer trainee. </text:span><text:span text:style-name="T226">Croatian </text:span><text:span text:style-name="T227">Meteorological Institute, Zagreb, Croatia. </text:span><text:span text:style-name="T222"><text:s/></text:span><text:span text:style-name="T227"><text:s/></text:span><text:span text:style-name="T222"><text:s/></text:span></text:p>
      <text:p text:style-name="P44"><text:span text:style-name="T222">6/2001-8/2001 </text:span><text:span text:style-name="T224">(3 months) </text:span><text:span text:style-name="T222">Research trainee. CERN, Geneva, Switzerland. </text:span></text:p>
      <text:p text:style-name="P42"><text:span text:style-name="T227">9</text:span><text:span text:style-name="T222">-10/2000 </text:span><text:span text:style-name="T224">(2 months) </text:span><text:span text:style-name="T222">Volunteer</text:span><text:span text:style-name="T224">ing teacher. </text:span><text:span text:style-name="T222">Dakshinayan, Bihar, India. </text:span></text:p>
      <text:p text:style-name="P20"><text:span text:style-name="T460">6-8/2000 </text:span><text:span text:style-name="T178">(3 months) </text:span><text:span text:style-name="T177">Programmer. Teleste co. </text:span></text:p>
      <text:p text:style-name="P45"><text:span text:style-name="T8">Research funding </text:span><text:span text:style-name="T362">Total </text:span><text:span text:style-name="T365">personal funding </text:span><text:span text:style-name="T361">&gt;</text:span><text:span text:style-name="T366">1.</text:span><text:span text:style-name="T368">5</text:span><text:span text:style-name="T361">Me; </text:span><text:span text:style-name="T365">funding as a member of research team ~1.3Me</text:span><text:span text:style-name="T274">; </text:span></text:p>
      <text:p text:style-name="P31"><text:span text:style-name="T365">Major personal grants</text:span><text:span text:style-name="T240"> </text:span><text:span text:style-name="T242">9/</text:span><text:span text:style-name="T240">201</text:span><text:span text:style-name="T241">6</text:span><text:span text:style-name="T240">-</text:span><text:span text:style-name="T242">8/</text:span><text:span text:style-name="T240">20</text:span><text:span text:style-name="T241">21</text:span><text:span text:style-name="T240"> Academy of Finland </text:span><text:span text:style-name="T241">Research F</text:span><text:span text:style-name="T240">ellow (</text:span><text:span text:style-name="T252">1.14M</text:span><text:span text:style-name="T245">e</text:span><text:span text:style-name="T240">); </text:span><text:span text:style-name="T242">9/</text:span><text:span text:style-name="T240">2012-</text:span><text:span text:style-name="T242">8/</text:span><text:span text:style-name="T240">2015 Academy of Finland Postdoctoral </text:span><text:span text:style-name="T241">F</text:span><text:span text:style-name="T240">ellow </text:span><text:span text:style-name="T347">(</text:span><text:span text:style-name="T349">378 657</text:span><text:span text:style-name="T351">e</text:span><text:span text:style-name="T347">)</text:span>; <text:span text:style-name="T280">2012 Postdoc grant, </text:span><text:span text:style-name="T279">K</text:span><text:span text:style-name="T276">ordelin</text:span><text:span text:style-name="T280"> </text:span><text:span text:style-name="T311">foundation </text:span>(35 000e); <text:span text:style-name="T465">2006-2010 P</text:span><text:span text:style-name="T276">ostgraduate scholarship, D</text:span><text:span text:style-name="T307">pt</text:span><text:span text:style-name="T276"> Information and Computer Science, Aalto University </text:span><text:span text:style-name="T180">(80 000e; 1850e/mo </text:span><text:span text:style-name="T184">4 </text:span><text:span text:style-name="T189">years</text:span><text:span text:style-name="T180">)</text:span>; <text:span text:style-name="T289">2000-2014 </text:span><text:span text:style-name="T311">p</text:span><text:span text:style-name="T297">ersonal t</text:span><text:span text:style-name="T276">ravel </text:span><text:span text:style-name="T311">grants from universities and graduate schools</text:span><text:span text:style-name="T281"> </text:span><text:span text:style-name="T282">&gt;3</text:span><text:span text:style-name="T298">0</text:span><text:span text:style-name="T282">00e</text:span><text:span text:style-name="T275">. </text:span><text:span text:style-name="T344">2019-2020 </text:span><text:span text:style-name="T239">SPARC grant, <text:s/>Government of India </text:span><text:span text:style-name="T238">(</text:span><text:span text:style-name="T239">60 000e; Co-PI; Led by Prof Richa Ashma</text:span><text:span text:style-name="T238">)</text:span><text:span text:style-name="T239">.</text:span></text:p>
      <text:p text:style-name="P32"><text:span text:style-name="T258">Major contributions </text:span><text:span text:style-name="T259">as a research team/</text:span><text:span text:style-name="T260">consortium </text:span><text:span text:style-name="T259">member</text:span><text:span text:style-name="T261"> </text:span><text:span text:style-name="T262">(&gt;</text:span><text:span text:style-name="T260">1,3</text:span><text:span text:style-name="T263">00</text:span><text:span text:style-name="T262">,000e)</text:span><text:span text:style-name="T234">. </text:span><text:span text:style-name="T237">In the following projects I made significant contributions to the design and writing of the computational and open science components:</text:span><text:span text:style-name="T234"> </text:span><text:span text:style-name="T299">9/2018-8/2022 </text:span><text:span text:style-name="T302">CROSSYS</text:span><text:span text:style-name="T312">,</text:span><text:span text:style-name="T301"> </text:span><text:span text:style-name="T277">A</text:span><text:span text:style-name="T300">cademy of Finland</text:span><text:span text:style-name="T301"> </text:span><text:span text:style-name="T290">(</text:span><text:span text:style-name="T300">450000</text:span><text:span text:style-name="T299">e;</text:span><text:span text:style-name="T301"> </text:span><text:span text:style-name="T312">Jarna Hannukainen</text:span><text:span text:style-name="T300">); </text:span><text:span text:style-name="T303">1/</text:span><text:span text:style-name="T304">2016-</text:span><text:span text:style-name="T303">12/</text:span><text:span text:style-name="T304">2019 </text:span><text:span text:style-name="T305">COMHIS </text:span><text:span text:style-name="T283">c</text:span><text:span text:style-name="T284">onsortium, </text:span><text:span text:style-name="T277">Academy of Finland </text:span><text:span text:style-name="T278">(833258e; </text:span><text:span text:style-name="T312">Hannu Salmi</text:span><text:span text:style-name="T278">)</text:span><text:span text:style-name="T277">; </text:span><text:span text:style-name="T253">2015 </text:span><text:span text:style-name="T257">D</text:span><text:span text:style-name="T254">igital humanities grant, Univ</text:span><text:span text:style-name="T255">ersity</text:span><text:span text:style-name="T254"> of Helsinki </text:span><text:span text:style-name="T256">(30 000e; </text:span><text:span text:style-name="T339">M. </text:span><text:span text:style-name="T336">Tolonen</text:span><text:span text:style-name="T343">)</text:span><text:span text:style-name="T336">; </text:span><text:span text:style-name="T285">2012-</text:span><text:span text:style-name="T286">2013 </text:span><text:span text:style-name="T287">Sitra New Democracy </text:span><text:span text:style-name="T288">grant</text:span><text:span text:style-name="T337"> </text:span><text:span text:style-name="T275">(1</text:span><text:span text:style-name="T340">2000</text:span><text:span text:style-name="T275">e; </text:span>Kansan muisti ry<text:span text:style-name="T466">)</text:span>.</text:p>
      <text:p text:style-name="P38">Research leadership and supervision</text:p>
      <text:p text:style-name="P33"><text:span text:style-name="T66">P</text:span><text:span text:style-name="T18">ostdocs</text:span><text:span text:style-name="T19"> </text:span><text:span text:style-name="T38">C</text:span><text:span text:style-name="T19">o-supervis</text:span><text:span text:style-name="T39">or:</text:span><text:span text:style-name="T36"> </text:span><text:span text:style-name="T40">2</text:span><text:span text:style-name="T19"> postdocs </text:span><text:span text:style-name="T39">(</text:span><text:span text:style-name="T19">Marja Heiskanen, Ali Ijaz</text:span><text:span text:style-name="T37">)</text:span><text:span text:style-name="T19">.</text:span></text:p>
      <text:p text:style-name="P34"><text:span text:style-name="T64">PhD students</text:span><text:span text:style-name="T27"> </text:span><text:span text:style-name="T29">P</text:span><text:span text:style-name="T27">rimary supervisor: </text:span><text:span text:style-name="T25">2</text:span><text:span text:style-name="T20"> </text:span><text:span text:style-name="T22">PhD student</text:span><text:span text:style-name="T25">s</text:span><text:span text:style-name="T22"> </text:span><text:span text:style-name="T27">(Ville Laitinen &amp; Aaro Salosensaari; </text:span><text:span text:style-name="T28">dissertations in 2022</text:span><text:span text:style-name="T27">); <text:s/></text:span><text:span text:style-name="T28">C</text:span><text:span text:style-name="T21">o-supervis</text:span><text:span text:style-name="T22">or:</text:span><text:span text:style-name="T24"> </text:span><text:span text:style-name="T31">4</text:span><text:span text:style-name="T22"> PhD students </text:span><text:span text:style-name="T28">(Anna Aatsinki, Anna Kaisanlahti, Joonatan Palmu, Ville Vaara). Graduated: </text:span><text:span text:style-name="T31">Sudarshan Shetty (2019; co-supervisor); </text:span><text:span text:style-name="T28">Jose Caldas (2012; </text:span><text:span text:style-name="T35">daily </text:span><text:span text:style-name="T33">instructor</text:span><text:span text:style-name="T28">). </text:span><text:span text:style-name="T32">Both with distinction.</text:span></text:p>
      <text:p text:style-name="P34"><text:span text:style-name="T65">MSc students</text:span><text:span text:style-name="T28"> Primary supervisor: </text:span><text:span text:style-name="T34">4</text:span><text:span text:style-name="T24"> MSc student</text:span><text:span text:style-name="T25">s</text:span><text:span text:style-name="T22">;</text:span><text:span text:style-name="T23"> </text:span><text:span text:style-name="T28">Graduated (</text:span><text:span text:style-name="T30">as </text:span><text:span text:style-name="T28">co-instructor): </text:span><text:span text:style-name="T35">7</text:span><text:span text:style-name="T26"> MSc, </text:span><text:span text:style-name="T54">now </text:span><text:span text:style-name="T50">employed in </text:span><text:span text:style-name="T55">Belgium, </text:span><text:span text:style-name="T50">Finland, </text:span><text:span text:style-name="T52">Sweden, </text:span><text:span text:style-name="T50">UK, Portugal;</text:span><text:span text:style-name="T49"> </text:span><text:span text:style-name="T56">4</text:span><text:span text:style-name="T53">/</text:span><text:span text:style-name="T56">7</text:span><text:span text:style-name="T51"> (</text:span><text:span text:style-name="T56">&gt;</text:span><text:span text:style-name="T53">50%</text:span><text:span text:style-name="T51">) MSc students continued to PhD studies</text:span><text:span text:style-name="T100">. </text:span></text:p>
      <text:list xml:id="list3234009310" text:style-name="RTF_5f_Num_20_3">
        <text:list-item>
          <text:p text:style-name="P48"><text:span text:style-name="T363">Academic l</text:span><text:span text:style-name="T364">eadership</text:span><text:span text:style-name="T9"> </text:span><text:span text:style-name="T333">PI</text:span><text:span text:style-name="T338"> </text:span><text:span text:style-name="T193">in </text:span><text:span text:style-name="T194">Academy of Finland </text:span><text:span text:style-name="T195">Research Fellow &amp; Postdoc projects.</text:span><text:span text:style-name="T194"> </text:span><text:span text:style-name="T196">Now leading a research team in University of Turku with 2 PhD students, </text:span><text:span text:style-name="T197">4</text:span><text:span text:style-name="T196"> MSc students, and co-supervisor for </text:span><text:span text:style-name="T202">2</text:span><text:span text:style-name="T196"> postdoc</text:span><text:span text:style-name="T198">s and</text:span><text:span text:style-name="T196"> </text:span><text:span text:style-name="T198">4</text:span><text:span text:style-name="T196"> PhD students. </text:span><text:span text:style-name="T356">C</text:span><text:span text:style-name="T357">oordinat</text:span><text:span text:style-name="T358">or: </text:span><text:span text:style-name="T199">TEKES Multibio consortium 20</text:span><text:span text:style-name="T200">0</text:span><text:span text:style-name="T201">8</text:span><text:span text:style-name="T200">-2011</text:span><text:span text:style-name="T192">. </text:span><text:span text:style-name="T355">Training:</text:span><text:span text:style-name="T359"> EMBO Research Leadership (4 days; 11/2017). </text:span><text:span text:style-name="T213">VIB Leadership Program (</text:span><text:span text:style-name="T214">4</text:span><text:span text:style-name="T215"> days; </text:span><text:span text:style-name="T213">2/2017); </text:span><text:span text:style-name="T217">VIB </text:span><text:span text:style-name="T215">Oral Presentation (3 days; </text:span><text:span text:style-name="T216">2/</text:span><text:span text:style-name="T215">2017</text:span><text:span text:style-name="T217">); </text:span><text:span text:style-name="T211">VIB Research Ethics (1 day; </text:span><text:span text:style-name="T216">3/</text:span><text:span text:style-name="T211">2017); VIB </text:span><text:span text:style-name="T212">Convincing, Debating, and Negotiating</text:span><text:span text:style-name="T211"> (</text:span><text:span text:style-name="T212">2</text:span><text:span text:style-name="T211"> day</text:span><text:span text:style-name="T212">s</text:span><text:span text:style-name="T211">; </text:span><text:span text:style-name="T212">5/</text:span><text:span text:style-name="T211">2017). </text:span><text:span text:style-name="T100"><text:s/></text:span></text:p>
        </text:list-item>
      </text:list>
      <text:p text:style-name="P39"><text:soft-page-break/>Teaching</text:p>
      <text:p text:style-name="P6"><text:span text:style-name="T103">5</text:span><text:span text:style-name="T101">/</text:span><text:span text:style-name="T102">201</text:span><text:span text:style-name="T103">8</text:span><text:span text:style-name="T102"> </text:span><text:span text:style-name="T103">(3 days) bioinformatics summer school organizer, Wageningen University, The Netherlands; </text:span></text:p>
      <text:p text:style-name="P6"><text:span text:style-name="T107">3/2018 </text:span><text:span text:style-name="T109">I</text:span><text:span text:style-name="T105">ntroductory p</text:span><text:span text:style-name="T106">edagogical courses for university teachers by University of Turk</text:span><text:span text:style-name="T105">u</text:span><text:span text:style-name="T108">. <text:s/></text:span></text:p>
      <text:p text:style-name="P7"><text:span text:style-name="T101">9/</text:span><text:span text:style-name="T102">201</text:span><text:span text:style-name="T103">7</text:span><text:span text:style-name="T102"> </text:span><text:span text:style-name="T103">(3 days) numerical ecology summer school organizer, KU Leuven, Belgium; <text:s/></text:span></text:p>
      <text:p text:style-name="P8"><text:span text:style-name="T103">10/2015 </text:span><text:span text:style-name="T104">(2 weeks) </text:span><text:span text:style-name="T103">bioinformatics </text:span><text:span text:style-name="T80">in</text:span><text:span text:style-name="T67">tensive </text:span><text:span text:style-name="T68">course </text:span><text:span text:style-name="T80">co-organizer, </text:span><text:span text:style-name="T69">Wageningen </text:span><text:span text:style-name="T80">University, The Netherlands</text:span><text:span text:style-name="T68">; </text:span></text:p>
      <text:p text:style-name="P8"><text:span text:style-name="T84">2017-2018 MSc t</text:span><text:span text:style-name="T82">hesis examination committee </text:span><text:span text:style-name="T84">member. </text:span><text:span text:style-name="T82">KU Leuven, Belgium</text:span><text:span text:style-name="T83">;</text:span></text:p>
      <text:p text:style-name="P7"><text:span text:style-name="T90">2015 </text:span><text:span text:style-name="T86">W</text:span><text:span text:style-name="T87">ork group </text:span><text:span text:style-name="T91">member </text:span><text:span text:style-name="T88">d</text:span><text:span text:style-name="T87">esign</text:span><text:span text:style-name="T88">ing</text:span><text:span text:style-name="T87"> Digital Humanities </text:span><text:span text:style-name="T86">MSc </text:span><text:span text:style-name="T89">module, </text:span><text:span text:style-name="T91">University of </text:span><text:span text:style-name="T87">Helsink</text:span><text:span text:style-name="T91">i, Finland;</text:span><text:span text:style-name="T68"> </text:span></text:p>
      <text:p text:style-name="P9"><text:span text:style-name="T81">2006-2009 Assistant in 4 </text:span><text:span text:style-name="T85">annual university </text:span><text:span text:style-name="T81">courses </text:span><text:span text:style-name="T85">on </text:span><text:span text:style-name="T81">bioinformatics. </text:span><text:span text:style-name="T80">Aalto University, Finland;</text:span></text:p>
      <text:p text:style-name="P7"><text:span text:style-name="T84">2005-2018 </text:span><text:span text:style-name="T70">10</text:span><text:span text:style-name="T79">+</text:span><text:span text:style-name="T71"> </text:span><text:span text:style-name="T73">academic </text:span><text:span text:style-name="T72">lectures </text:span><text:span text:style-name="T74">and workshops</text:span><text:span text:style-name="T75"> </text:span><text:span text:style-name="T76">in </text:span><text:span text:style-name="T77">Finland </text:span><text:span text:style-name="T76">and abroad</text:span><text:span text:style-name="T78">. </text:span></text:p>
      <text:list xml:id="list225954636300485" text:continue-numbering="true" text:style-name="RTF_5f_Num_20_3">
        <text:list-item>
          <text:p text:style-name="P51"><text:span text:style-name="T383">O</text:span><text:span text:style-name="T384">rganizing </text:span><text:span text:style-name="T385">scientific meetings </text:span></text:p>
        </text:list-item>
        <text:list-item>
          <text:p text:style-name="P53"><text:span text:style-name="T392">1</text:span><text:span text:style-name="T391">2/2018 Computational Life Science seminar. Turku. </text:span><text:span text:style-name="T369">O</text:span><text:span text:style-name="T160">rganizing </text:span><text:span text:style-name="T161">committee.</text:span><text:span text:style-name="T117"> </text:span><text:span text:style-name="T118">~80 participants</text:span></text:p>
        </text:list-item>
        <text:list-item>
          <text:p text:style-name="P54"><text:span text:style-name="T392">12/</text:span><text:span text:style-name="T393">2016 </text:span><text:span text:style-name="T392">Conference </text:span><text:span text:style-name="T404">on </text:span><text:span text:style-name="T393">Philosophy and History of Open Science. </text:span><text:span text:style-name="T370">O</text:span><text:span text:style-name="T160">rganizing </text:span><text:span text:style-name="T161">committee</text:span><text:span text:style-name="T393">; </text:span><text:span text:style-name="T394">~</text:span><text:span text:style-name="T392">100 participants</text:span></text:p>
        </text:list-item>
        <text:list-item>
          <text:p text:style-name="P55"><text:span text:style-name="T392">3/</text:span><text:span text:style-name="T393">2</text:span><text:span text:style-name="T392">018 </text:span><text:span text:style-name="T111">D</text:span><text:span text:style-name="T112">igital Humanities in the Nordics</text:span><text:span text:style-name="T113">. </text:span><text:span text:style-name="T395">P</text:span><text:span text:style-name="T394">rogram </text:span><text:span text:style-name="T393">committee</text:span><text:span text:style-name="T112"> </text:span><text:span text:style-name="T114">(Open Science chair). ~300 participants.</text:span></text:p>
        </text:list-item>
        <text:list-item>
          <text:p text:style-name="P54"><text:span text:style-name="T392">2008-2010 </text:span><text:span text:style-name="T393">Finnish Bioinformatics Days </text:span><text:span text:style-name="T402">(</text:span><text:span text:style-name="T403">annual seminar</text:span><text:span text:style-name="T402">)</text:span><text:span text:style-name="T393">. </text:span><text:span text:style-name="T370">O</text:span><text:span text:style-name="T160">rganizing </text:span><text:span text:style-name="T161">committee</text:span><text:span text:style-name="T392">. ~50 participants annually.</text:span></text:p>
        </text:list-item>
      </text:list>
      <text:p text:style-name="P47">Acknowledgements and awards</text:p>
      <text:p text:style-name="P4"><text:span text:style-name="T467">2019 </text:span><text:span text:style-name="Strong_20_Emphasis"><text:span text:style-name="T469">Best paper award.</text:span></text:span><text:span text:style-name="Strong_20_Emphasis"><text:span text:style-name="T473"> </text:span></text:span><text:span text:style-name="T467">Hill </text:span><text:span text:style-name="T468">MJ </text:span><text:span text:style-name="T474">et al.</text:span><text:span text:style-name="T467"> </text:span><text:span text:style-name="Strong_20_Emphasis"><text:span text:style-name="T470">Digital Humanities in the Nordics </text:span></text:span><text:span text:style-name="Strong_20_Emphasis"><text:span text:style-name="T471">conference</text:span></text:span><text:span text:style-name="Strong_20_Emphasis"><text:span text:style-name="T472">. </text:span></text:span></text:p>
      <text:p text:style-name="P5"><text:span text:style-name="T322">201</text:span><text:span text:style-name="T323">7</text:span><text:span text:style-name="T322"> Open </text:span><text:span text:style-name="T324">S</text:span><text:span text:style-name="T322">cience award. Ministry of Education and Culture. </text:span><text:span text:style-name="T325">F</text:span><text:span text:style-name="T322">or </text:span><text:span text:style-name="T323">Open Knowledge Finland Open Science work group, </text:span><text:span text:style-name="T331">where</text:span><text:span text:style-name="T323"> I am founding member, first coordinator, and </text:span><text:span text:style-name="T326">active </text:span><text:span text:style-name="T331">contributor</text:span><text:span text:style-name="T323">.</text:span></text:p>
      <text:p text:style-name="P29"><text:span text:style-name="T293">2016 </text:span><text:span text:style-name="T294">Open </text:span><text:span text:style-name="T295">S</text:span><text:span text:style-name="T294">cience award. Ministry of Education and Culture</text:span><text:span text:style-name="T327">.</text:span><text:span text:style-name="T294"> </text:span><text:span text:style-name="T306">For Helsinki </text:span><text:span text:style-name="T328">Computational History group led by </text:span><text:span text:style-name="T329">Prof </text:span><text:span text:style-name="T330">Mikko </text:span><text:span text:style-name="T329">Tolonen. </text:span><text:span text:style-name="T334">I am co-founder of this research group.</text:span></text:p>
      <text:p text:style-name="P11"><text:span text:style-name="T268">2015 Nat</text:span><text:span text:style-name="T269">ure</text:span><text:span text:style-name="T268"> Comm</text:span><text:span text:style-name="T269">unications</text:span><text:span text:style-name="T268"> </text:span><text:span text:style-name="T269">paper</text:span><text:span text:style-name="T270"> </text:span><text:span text:style-name="T271">in</text:span><text:span text:style-name="T268"> </text:span><text:span text:style-name="T272">NCI’s Epidemiology and Genomics Research Highlight</text:span><text:span text:style-name="T273">s</text:span></text:p>
      <text:p text:style-name="P11"><text:span text:style-name="T248">201</text:span><text:span text:style-name="T249">3</text:span><text:span text:style-name="T250"> </text:span><text:span text:style-name="T240">Waterloo Institute for Complexity and Innovatio</text:span><text:span text:style-name="T321">n Data Challenge </text:span><text:span text:style-name="T332">1000CAD</text:span></text:p>
      <text:p text:style-name="P24"><text:span text:style-name="T348">2011 </text:span><text:span text:style-name="T347">Int’l Dupuytren </text:span><text:span text:style-name="T350">a</text:span><text:span text:style-name="T347">ward </text:span><text:span text:style-name="T348">for </text:span><text:span text:style-name="T347">Mosakhani et al., </text:span><text:span text:style-name="T352">Modern Path</text:span><text:span text:style-name="T353">ol.</text:span></text:p>
      <text:p text:style-name="P11"><text:span text:style-name="T243">2</text:span><text:span text:style-name="T247">011-2014 </text:span><text:span text:style-name="T251">6 </text:span><text:span text:style-name="T244">Apps4Finland </text:span><text:span text:style-name="T247">&amp; </text:span><text:span text:style-name="T251">2 </text:span><text:span text:style-name="T247">Datademo </text:span><text:span text:style-name="T244">award</text:span><text:span text:style-name="T247">s </text:span><text:span text:style-name="T94">by </text:span><text:span text:style-name="T96">HRI </text:span><text:span text:style-name="T95">and</text:span><text:span text:style-name="T92"> </text:span><text:span text:style-name="T93">Sitra</text:span><text:span text:style-name="T97"> </text:span><text:span text:style-name="T98">for open data science projects</text:span></text:p>
      <text:p text:style-name="P27"><text:span text:style-name="T335">2005 </text:span><text:span text:style-name="T342">Best p</text:span><text:span text:style-name="T275">oster </text:span><text:span text:style-name="T341">award</text:span><text:span text:style-name="T275">; Seminar of Systems Biology Research Program. Academy of Finland, Helsinki</text:span></text:p>
      <text:p text:style-name="P46"><text:span text:style-name="T313">2001 </text:span><text:span text:style-name="T276">Professor E.J. Nyström stipend</text:span><text:span text:style-name="T354"> </text:span><text:span text:style-name="T276">(1000e) excellence in mathematical studies, Espoo, Finland.</text:span></text:p>
      <text:p text:style-name="P23"><text:span text:style-name="T163">O</text:span><text:span text:style-name="T162">ther academic merits</text:span></text:p>
      <text:p text:style-name="P26"><text:span text:style-name="T164">2019- </text:span><text:span text:style-name="T172">D</text:span><text:span text:style-name="T171">ARIAH-EU Bibliographic Data work group member.</text:span></text:p>
      <text:p text:style-name="P25"><text:span text:style-name="T164">2019-2020 </text:span><text:span text:style-name="T165">D</text:span><text:span text:style-name="T166">igital humanities advisory panel (National Library of Finland) <text:s/></text:span></text:p>
      <text:p text:style-name="P65"><text:span text:style-name="T164">2018-</text:span><text:span text:style-name="T167">2019</text:span><text:span text:style-name="T164"> </text:span><text:span text:style-name="T166">A</text:span><text:span text:style-name="T164">dvisor. Indian Microbiome Project.</text:span></text:p>
      <text:p text:style-name="P66"><text:span text:style-name="T164">2019 NeurIPS. </text:span><text:span text:style-name="T169">Program committee </text:span><text:span text:style-name="T170">member.</text:span></text:p>
      <text:list xml:id="list225956146322518" text:continue-numbering="true" text:style-name="RTF_5f_Num_20_3">
        <text:list-item>
          <text:p text:style-name="P56"><text:span text:style-name="T119">2017-</text:span><text:span text:style-name="T114">201</text:span><text:span text:style-name="T119">9</text:span><text:span text:style-name="T114"> </text:span><text:span text:style-name="T111">European Conference Machine Learning &amp; Knowledge Discovery</text:span><text:span text:style-name="T115">. </text:span><text:span text:style-name="T114">Program committee </text:span><text:span text:style-name="T116">member.</text:span></text:p>
        </text:list-item>
        <text:list-item>
          <text:p text:style-name="P62"><text:span text:style-name="T158">2010-2018 </text:span><text:span text:style-name="T159">Reviewe</text:span><text:span text:style-name="T158">d manuscripts</text:span><text:span text:style-name="T413"> </text:span><text:span text:style-name="T414">for </text:span><text:span text:style-name="T415">&gt;</text:span><text:span text:style-name="T416">30</text:span><text:span text:style-name="T413"> scientific journals </text:span><text:span text:style-name="T417">and conferences</text:span></text:p>
        </text:list-item>
        <text:list-item>
          <text:p text:style-name="P57"><text:span text:style-name="T144">2017</text:span><text:span text:style-name="T145">-</text:span><text:span text:style-name="T146">2018 </text:span><text:span text:style-name="T148">Research support network </text:span><text:span text:style-name="T144">member, </text:span><text:span text:style-name="T147">develop</text:span><text:span text:style-name="T149">ing</text:span><text:span text:style-name="T147"> open science </text:span><text:span text:style-name="T150">policies </text:span><text:span text:style-name="T147">in </text:span><text:span text:style-name="T144">University of Turku</text:span><text:span text:style-name="T151">.</text:span></text:p>
        </text:list-item>
        <text:list-item>
          <text:p text:style-name="P58"><text:span text:style-name="T121">2017 </text:span><text:span text:style-name="T122">G</text:span><text:span text:style-name="T121">rant </text:span><text:span text:style-name="T122">reviewer. </text:span><text:span text:style-name="T121">National </text:span><text:span text:style-name="T122">S</text:span><text:span text:style-name="T121">cience </text:span><text:span text:style-name="T122">C</text:span><text:span text:style-name="T121">enter, </text:span><text:span text:style-name="T122">Poland</text:span></text:p>
        </text:list-item>
        <text:list-item>
          <text:p text:style-name="P63"><text:span text:style-name="T124">2</text:span><text:span text:style-name="T123">016 D</text:span><text:span text:style-name="T134">esign of </text:span><text:span text:style-name="T135">tiedonhinta.fi campaign, </text:span><text:span text:style-name="T136">s</text:span><text:span text:style-name="T135">igned by &gt;2700 researchers </text:span><text:span text:style-name="T137">to </text:span><text:span text:style-name="T135">support </text:span><text:span text:style-name="T133">publisher </text:span><text:span text:style-name="T135">negotiations</text:span></text:p>
        </text:list-item>
        <text:list-item>
          <text:p text:style-name="P67"><text:span text:style-name="T386">2014 </text:span><text:span text:style-name="T387">Keynote </text:span><text:span text:style-name="T388">presentation</text:span><text:span text:style-name="T387">. </text:span><text:span text:style-name="T386">Gut Day. Amsterdam, </text:span><text:span text:style-name="T389">The Netherlands.</text:span></text:p>
        </text:list-item>
        <text:list-item>
          <text:p text:style-name="P67"><text:span text:style-name="T396">2014 </text:span><text:span text:style-name="T371">Freedom of Information request </text:span><text:span text:style-name="T372">on </text:span><text:span text:style-name="T371">academic journal price</text:span><text:span text:style-name="T373">s</text:span><text:span text:style-name="T371">, </text:span><text:span text:style-name="T374">led to </text:span><text:span text:style-name="T377">open </text:span><text:span text:style-name="T375">data </text:span><text:span text:style-name="T378">release </text:span><text:span text:style-name="T379">by </text:span><text:span text:style-name="T380">Ministry of Education and Culture</text:span><text:span text:style-name="T371">, </text:span><text:span text:style-name="T374">making </text:span><text:span text:style-name="T371">Finland </text:span><text:span text:style-name="T374">a </text:span><text:span text:style-name="T376">leading country in the </text:span><text:span text:style-name="T371">transparency of journal pricing</text:span><text:span text:style-name="T372">.</text:span></text:p>
        </text:list-item>
        <text:list-item>
          <text:p text:style-name="P68"><text:span text:style-name="T314">2</text:span><text:span text:style-name="T315">0</text:span><text:span text:style-name="T320">05</text:span><text:span text:style-name="T315">-2018 </text:span><text:span text:style-name="T319">10</text:span><text:span text:style-name="T60">0+ </text:span><text:span text:style-name="T61">invited and </text:span><text:span text:style-name="T59">contributed </text:span><text:span text:style-name="T57">presentations in 15</text:span><text:span text:style-name="T58">+</text:span><text:span text:style-name="T57"> countries</text:span><text:span text:style-name="T62">; </text:span><text:span text:style-name="T63">including video interviews</text:span></text:p>
        </text:list-item>
        <text:list-item>
          <text:p text:style-name="P64"><text:span text:style-name="T125">20</text:span><text:span text:style-name="T132">08</text:span><text:span text:style-name="T125">-</text:span><text:span text:style-name="T126">201</text:span><text:span text:style-name="T127">8 </text:span><text:span text:style-name="T123">S</text:span><text:span text:style-name="T128">teering </text:span><text:span text:style-name="T129">group </text:span><text:span text:style-name="T123">member </text:span><text:span text:style-name="T131">for:</text:span><text:span text:style-name="T123"> </text:span><text:span text:style-name="T130">Digitalia </text:span><text:span text:style-name="T131">(2015-2018); </text:span><text:span text:style-name="T135">Data Elections Finland</text:span><text:span text:style-name="T138"> </text:span><text:span text:style-name="T139">n</text:span><text:span text:style-name="T135">etwork </text:span><text:span text:style-name="T140">for </text:span><text:span text:style-name="T141">election analytics </text:span><text:span text:style-name="T143">(</text:span><text:span text:style-name="T135">2</text:span><text:span text:style-name="T141">012-2013</text:span><text:span text:style-name="T143">)</text:span><text:span text:style-name="T142">; </text:span><text:span text:style-name="T157">MultiBio</text:span><text:span text:style-name="T152"> </text:span><text:span text:style-name="T153">TEKES consortium </text:span><text:span text:style-name="T154">(</text:span><text:span text:style-name="T155">200</text:span><text:span text:style-name="T152">8</text:span><text:span text:style-name="T155">-201</text:span><text:span text:style-name="T152">1</text:span><text:span text:style-name="T154">)</text:span><text:span text:style-name="T152">. </text:span><text:span text:style-name="T154">All in </text:span><text:span text:style-name="T156">Finland.</text:span></text:p>
        </text:list-item>
        <text:list-item>
          <text:p text:style-name="P67"><text:span text:style-name="T397">20</text:span><text:span text:style-name="T401">09-</text:span><text:span text:style-name="T397">2014 </text:span><text:span text:style-name="T398">COST </text:span><text:span text:style-name="T401">n</text:span><text:span text:style-name="T398">etwork</text:span><text:span text:style-name="T401">s</text:span><text:span text:style-name="T400">. </text:span><text:span text:style-name="T401">Leukemia (2009-12) &amp; </text:span><text:span text:style-name="T399">microbial bioinformatics </text:span><text:span text:style-name="T401">(2013-14)</text:span><text:span text:style-name="T399">.</text:span></text:p>
        </text:list-item>
      </text:list>
      <text:p text:style-name="P10"><text:span text:style-name="T422">2</text:span><text:span text:style-name="T423">010 </text:span><text:span text:style-name="T427">Founder. </text:span><text:span text:style-name="T428">Int’l </text:span><text:span text:style-name="T424">rOpenGov </text:span><text:span text:style-name="T429">network.</text:span><text:span text:style-name="T430"> </text:span><text:span text:style-name="T428">L</text:span><text:span text:style-name="T425">aunched </text:span><text:span text:style-name="T426">at </text:span><text:span text:style-name="T425">NIPS Open Source workshop, US 2013</text:span><text:span text:style-name="T431">.</text:span><text:span text:style-name="T390"> </text:span><text:span text:style-name="T412"><text:s/></text:span></text:p>
      <text:list xml:id="list225955568026210" text:continue-numbering="true" text:style-name="RTF_5f_Num_20_3">
        <text:list-item>
          <text:p text:style-name="P52"><text:span text:style-name="T438">Memberships and p</text:span><text:span text:style-name="T439">ositions of trust in scientific societies</text:span></text:p>
        </text:list-item>
        <text:list-item>
          <text:p text:style-name="P59"><text:span text:style-name="T432">201</text:span><text:span text:style-name="T437">9</text:span><text:span text:style-name="T432">- </text:span><text:span text:style-name="T436">Review </text:span><text:span text:style-name="T433">Editor</text:span><text:span text:style-name="T434">.</text:span><text:span text:style-name="T436"> Frontiers in Microbiology</text:span><text:span text:style-name="T120">. </text:span></text:p>
        </text:list-item>
        <text:list-item>
          <text:p text:style-name="P60"><text:span text:style-name="T432">2018- </text:span><text:span text:style-name="T433">Editor</text:span><text:span text:style-name="T434">ial board </text:span><text:span text:style-name="T435">member</text:span><text:span text:style-name="T434">.</text:span><text:span text:style-name="T433"> Versus journal, Finland</text:span><text:span text:style-name="T120">. </text:span></text:p>
        </text:list-item>
        <text:list-item>
          <text:p text:style-name="P61"><text:span text:style-name="T441">201</text:span><text:span text:style-name="T442">3</text:span><text:span text:style-name="T443">-1</text:span><text:span text:style-name="T442">5 </text:span><text:span text:style-name="T444">Found</text:span><text:span text:style-name="T445">er</text:span><text:span text:style-name="T444"> </text:span><text:span text:style-name="T446">&amp;</text:span><text:span text:style-name="T444"> </text:span><text:span text:style-name="T442">coordinator. </text:span><text:span text:style-name="T444">Open Knowledge Finland </text:span><text:span text:style-name="T447">ry. </text:span><text:span text:style-name="T444">Open Science Work Group. </text:span><text:span text:style-name="T448">Finland.</text:span></text:p>
        </text:list-item>
        <text:list-item>
          <text:p text:style-name="P61"><text:span text:style-name="T449">2009-10 Board member, </text:span><text:span text:style-name="T448">PR &amp; </text:span><text:span text:style-name="T450">v</text:span><text:span text:style-name="T449">ice pres</text:span><text:span text:style-name="T451">ident</text:span><text:span text:style-name="T449">. </text:span><text:span text:style-name="T452">Society for Bioinformatics</text:span><text:span text:style-name="T449">. </text:span><text:span text:style-name="T448">Finland.</text:span></text:p>
        </text:list-item>
        <text:list-item>
          <text:p text:style-name="P61"><text:span text:style-name="T453">2002 Treasurer. Mathematics student union, </text:span><text:span text:style-name="T454">Helsinki University of Technology. </text:span><text:span text:style-name="T455">Finland.</text:span></text:p>
          <text:list>
            <text:list-item>
              <text:list>
                <text:list-item>
                  <text:p text:style-name="P49"><text:s/></text:p>
                </text:list-item>
                <text:list-item>
                  <text:p text:style-name="P50"><text:span text:style-name="T440">Full CV</text:span><text:span text:style-name="T456"> </text:span><text:span text:style-name="T457">https://openresearchlabs.github.io/cv/CV_Lahti.pdf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28e9730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3cb5ff8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style style:name="MT5" style:family="text">
      <style:text-properties fo:color="#666666" style:font-name="Times New Roman" fo:font-style="normal" officeooo:rsid="033533e6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</text:span><text:span text:style-name="MT3">Aug 4, </text:span><text:span text:style-name="MT4">201</text:span><text:span text:style-name="MT5">9</text:span></text:p>
      </style:header>
      <style:footer>
        <text:p text:style-name="MP2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8-04T22:58:29.442147843</dc:date>
    <meta:editing-duration>PT21H6M10S</meta:editing-duration>
    <meta:editing-cycles>676</meta:editing-cycles>
    <meta:document-statistic meta:table-count="0" meta:image-count="0" meta:object-count="0" meta:page-count="2" meta:paragraph-count="83" meta:word-count="1070" meta:character-count="8152" meta:non-whitespace-character-count="7112"/>
  </office:meta>
</office:document-meta>
</file>